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6cm"/>
    </style:style>
    <style:style style:name="co3" style:family="table-column">
      <style:table-column-properties fo:break-before="auto" style:column-width="1.614cm"/>
    </style:style>
    <style:style style:name="co4" style:family="table-column">
      <style:table-column-properties fo:break-before="auto" style:column-width="5.001cm"/>
    </style:style>
    <style:style style:name="co5" style:family="table-column">
      <style:table-column-properties fo:break-before="auto" style:column-width="7.999cm"/>
    </style:style>
    <style:style style:name="ro1" style:family="table-row">
      <style:table-row-properties style:row-height="0.453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526cm" fo:break-before="auto" style:use-optimal-row-height="true"/>
    </style:style>
    <style:style style:name="ro5" style:family="table-row">
      <style:table-row-properties style:row-height="1.894cm" fo:break-before="auto" style:use-optimal-row-height="true"/>
    </style:style>
    <style:style style:name="ro6" style:family="table-row">
      <style:table-row-properties style:row-height="2.263cm" fo:break-before="auto" style:use-optimal-row-height="true"/>
    </style:style>
    <style:style style:name="ro7" style:family="table-row">
      <style:table-row-properties style:row-height="10.266cm" fo:break-before="auto" style:use-optimal-row-height="true"/>
    </style:style>
    <style:style style:name="ro8" style:family="table-row">
      <style:table-row-properties style:row-height="2.632cm" fo:break-before="auto" style:use-optimal-row-height="true"/>
    </style:style>
    <style:style style:name="ro9" style:family="table-row">
      <style:table-row-properties style:row-height="5.212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3.369cm" fo:break-before="auto" style:use-optimal-row-height="true"/>
    </style:style>
    <style:style style:name="ro12" style:family="table-row">
      <style:table-row-properties style:row-height="5.581cm" fo:break-before="auto" style:use-optimal-row-height="true"/>
    </style:style>
    <style:style style:name="ro13" style:family="table-row">
      <style:table-row-properties style:row-height="4.844cm" fo:break-before="auto" style:use-optimal-row-height="true"/>
    </style:style>
    <style:style style:name="ro14" style:family="table-row">
      <style:table-row-properties style:row-height="8.16cm" fo:break-before="auto" style:use-optimal-row-height="true"/>
    </style:style>
    <style:style style:name="ro15" style:family="table-row">
      <style:table-row-properties style:row-height="3cm" fo:break-before="auto" style:use-optimal-row-height="true"/>
    </style:style>
    <style:style style:name="ro16" style:family="table-row">
      <style:table-row-properties style:row-height="3.738cm" fo:break-before="auto" style:use-optimal-row-height="true"/>
    </style:style>
    <style:style style:name="ro17" style:family="table-row">
      <style:table-row-properties style:row-height="12.188cm" fo:break-before="auto" style:use-optimal-row-height="true"/>
    </style:style>
    <style:style style:name="ro18" style:family="table-row">
      <style:table-row-properties style:row-height="14.4cm" fo:break-before="auto" style:use-optimal-row-height="true"/>
    </style:style>
    <style:style style:name="ro19" style:family="table-row">
      <style:table-row-properties style:row-height="11.109cm" fo:break-before="auto" style:use-optimal-row-height="true"/>
    </style:style>
    <style:style style:name="ro20" style:family="table-row">
      <style:table-row-properties style:row-height="23.246cm" fo:break-before="auto" style:use-optimal-row-height="true"/>
    </style:style>
    <style:style style:name="ro21" style:family="table-row">
      <style:table-row-properties style:row-height="22.35cm" fo:break-before="auto" style:use-optimal-row-height="true"/>
    </style:style>
    <style:style style:name="ro22" style:family="table-row">
      <style:table-row-properties style:row-height="7.422cm" fo:break-before="auto" style:use-optimal-row-height="true"/>
    </style:style>
    <style:style style:name="ro23" style:family="table-row">
      <style:table-row-properties style:row-height="27.3cm" fo:break-before="auto" style:use-optimal-row-height="true"/>
    </style:style>
    <style:style style:name="ro24" style:family="table-row">
      <style:table-row-properties style:row-height="21.403cm" fo:break-before="auto" style:use-optimal-row-height="true"/>
    </style:style>
    <style:style style:name="ro25" style:family="table-row">
      <style:table-row-properties style:row-height="22.509cm" fo:break-before="auto" style:use-optimal-row-height="true"/>
    </style:style>
    <style:style style:name="ro26" style:family="table-row">
      <style:table-row-properties style:row-height="16.611cm" fo:break-before="auto" style:use-optimal-row-height="true"/>
    </style:style>
    <style:style style:name="ro27" style:family="table-row">
      <style:table-row-properties style:row-height="7.054cm" fo:break-before="auto" style:use-optimal-row-height="true"/>
    </style:style>
    <style:style style:name="ro28" style:family="table-row">
      <style:table-row-properties style:row-height="10.74cm" fo:break-before="auto" style:use-optimal-row-height="true"/>
    </style:style>
    <style:style style:name="ro29" style:family="table-row">
      <style:table-row-properties style:row-height="26.931cm" fo:break-before="auto" style:use-optimal-row-height="true"/>
    </style:style>
    <style:style style:name="ro30" style:family="table-row">
      <style:table-row-properties style:row-height="21.034cm" fo:break-before="auto" style:use-optimal-row-height="true"/>
    </style:style>
    <style:style style:name="ro31" style:family="table-row">
      <style:table-row-properties style:row-height="15.138cm" fo:break-before="auto" style:use-optimal-row-height="true"/>
    </style:style>
    <style:style style:name="ro32" style:family="table-row">
      <style:table-row-properties style:row-height="8.897cm" fo:break-before="auto" style:use-optimal-row-height="true"/>
    </style:style>
    <style:style style:name="ro33" style:family="table-row">
      <style:table-row-properties style:row-height="5.9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 New Roman1" style:font-size-asian="8pt" style:language-asian="es" style:country-asian="ES"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Times New Roman"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style:style style:name="T5" style:family="text">
      <style:text-properties style:font-name="Arial" fo:font-size="8pt" style:font-name-asian="Arial" style:font-size-asian="8pt" style:font-name-complex="Lucidasans1" style:font-size-complex="8pt"/>
    </style:style>
    <style:style style:name="T6" style:family="text">
      <style:text-properties style:font-name="Arial" fo:font-size="8pt" fo:language="en" fo:country="US" style:font-size-asian="8pt" style:language-asian="en" style:country-asian="US" style:font-size-complex="8pt"/>
    </style:style>
    <style:style style:name="T7" style:family="text">
      <style:text-properties style:font-name="Arial" fo:font-size="8pt" style:font-size-asian="8pt" style:font-size-complex="8pt"/>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T9"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1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style:font-name="Arial" fo:font-size="8pt" fo:language="en" fo:country="US" fo:font-style="normal" fo:font-weight="normal" style:font-size-asian="8pt" style:language-asian="en" style:country-asian="US" style:font-weight-asian="normal" style:font-size-complex="8pt" style:font-weight-complex="normal"/>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use-window-font-color="true" style:font-name="Arial1" fo:font-size="8pt" fo:language="es" fo:country="ES" fo:font-style="normal" fo:font-weight="normal" style:font-name-asian="Arial" style:font-size-asian="8pt" style:language-asian="zxx" style:country-asian="none" style:font-name-complex="Arial1" style:font-size-complex="8pt"/>
    </style:style>
    <style:style style:name="T14" style:family="text">
      <style:text-properties fo:color="#000000" style:font-name="Arial" fo:font-size="8pt" fo:language="en" fo:country="GB" fo:font-style="normal" fo:font-weight="normal" style:font-name-asian="Arial" style:font-size-asian="8pt" style:language-asian="zxx" style:country-asian="none" style:font-name-complex="Arial1" style:font-size-complex="8pt"/>
    </style:style>
    <style:style style:name="T15" style:family="text">
      <style:text-properties style:font-name="Arial" fo:font-size="8pt" fo:language="en" fo:country="GB" style:font-name-asian="Arial" style:font-size-asian="8pt" style:font-name-complex="Arial1" style:font-size-complex="8pt" style:language-complex="en" style:country-complex="US"/>
    </style:style>
    <style:style style:name="T16"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7" style:family="text">
      <style:text-properties style:use-window-font-color="true" style:font-name="Arial" fo:font-size="8pt" fo:language="en" fo:country="GB" fo:font-style="normal" fo:font-weight="normal" style:font-name-asian="Arial" style:font-size-asian="8pt" style:language-asian="zxx" style:country-asian="none" style:font-name-complex="Arial1" style:font-size-complex="8pt"/>
    </style:style>
    <style:style style:name="T18"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9"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20" style:family="text">
      <style:text-properties style:use-window-font-color="true" style:font-name="Arial1" fo:font-size="8pt" fo:language="en" fo:country="GB" fo:font-style="normal" fo:font-weight="bold" style:font-name-asian="Arial" style:font-size-asian="8pt" style:language-asian="zxx" style:country-asian="none" style:font-name-complex="Arial1" style:font-size-complex="8pt" style:font-weight-complex="bold"/>
    </style:style>
    <style:style style:name="T21" style:family="text">
      <style:text-properties style:use-window-font-color="true" style:font-name="Arial" fo:font-size="8pt" fo:language="en" fo:country="GB" fo:font-style="italic" fo:font-weight="normal" style:font-name-asian="Arial" style:font-size-asian="8pt" style:language-asian="zxx" style:country-asian="none" style:font-name-complex="Arial1" style:font-size-complex="8pt" style:font-style-complex="italic"/>
    </style:style>
    <style:style style:name="T22" style:family="text">
      <style:text-properties style:use-window-font-color="true" style:font-name="Arial" fo:font-size="8pt" fo:language="en" fo:country="GB" fo:font-style="normal" fo:font-weight="bold" style:font-name-asian="Arial" style:font-size-asian="8pt" style:language-asian="zxx" style:country-asian="none" style:font-name-complex="Arial1" style:font-size-complex="8pt" style:font-weight-complex="bold"/>
    </style:style>
    <style:style style:name="T23"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style:style style:name="T24"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25" style:family="text">
      <style:text-properties style:use-window-font-color="true" style:font-name="Arial" fo:font-size="8pt" fo:language="es" fo:country="ES" fo:font-style="normal" fo:font-weight="normal" style:font-name-asian="Arial" style:font-size-asian="8pt" style:language-asian="zxx" style:country-asian="none" style:font-name-complex="Arial1" style:font-size-complex="8pt"/>
    </style:style>
    <style:style style:name="T26" style:family="text">
      <style:text-properties style:use-window-font-color="true" style:font-name="Arial" fo:font-size="8pt" fo:language="es" fo:country="CO" fo:font-style="normal" fo:font-weight="normal" style:font-name-asian="Arial" style:font-size-asian="8pt" style:language-asian="zxx" style:country-asian="none" style:font-name-complex="Arial1" style:font-size-complex="8pt"/>
    </style:style>
    <style:style style:name="T27"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28" style:family="text">
      <style:text-properties fo:font-size="10pt" style:font-size-asian="10pt" style:font-size-complex="10pt"/>
    </style:style>
    <style:style style:name="T29"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style-name="ce32" office:value-type="string">
            <text:p>General information about the database DesInventar with the intention of providing information about the same.</text:p>
          </table:table-cell>
          <table:table-cell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style-name="ce10" office:value-type="string">
            <text:p>No duplicates</text:p>
          </table:table-cell>
          <table:table-cell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style-name="ce10" office:value-type="string">
            <text:p>Identifier of Database</text:p>
          </table:table-cell>
          <table:table-cell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style-name="ce10" office:value-type="string">
            <text:p>Name of the database</text:p>
          </table:table-cell>
          <table:table-cell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style-name="ce10" office:value-type="string">
            <text:p>Label or name of the database</text:p>
          </table:table-cell>
          <table:table-cell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style-name="ce10" office:value-type="string">
            <text:p>Default language in which to enter information into the database.</text:p>
          </table:table-cell>
          <table:table-cell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style-name="ce10" office:value-type="string">
            <text:p>Select a country*</text:p>
          </table:table-cell>
          <table:table-cell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style-name="ce10" office:value-type="string">
            <text:p>Order in country*</text:p>
          </table:table-cell>
          <table:table-cell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style-name="ce10" office:value-type="string">
            <text:p>Mark a status*</text:p>
          </table:table-cell>
          <table:table-cell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table:table-cell table:style-name="ce5"/>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General</text:p>
          </table:table-cell>
          <table:table-cell office:value-type="string">
            <text:p>10</text:p>
          </table:table-cell>
          <table:table-cell office:value-type="string">
            <text:p>Descripción</text:p>
          </table:table-cell>
          <table:table-cell office:value-type="string">
            <text:p>Description</text:p>
          </table:table-cell>
          <table:table-cell table:style-name="ce15" office:value-type="string">
            <text:p>Description</text:p>
          </table:table-cell>
          <table:table-cell table:style-name="ce5" office:value-type="string">
            <text:p>Descriçã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19" office:value-type="string">
            <text:p><text:span text:style-name="T5">Información general sobre la base de datos, que debe </text:span><text:span text:style-name="T5">contener:\n-</text:span><text:span text:style-name="T6">Periodo\n-Número de reportes\n-Fuentes de </text:span><text:span text:style-name="T6">información\n-Sinopsis (análisis general)</text:span></text:p>
          </table:table-cell>
          <table:table-cell table:style-name="ce10" office:value-type="string">
            <text:p>General information about the database, which should contain: \n-Period\n-Number of reports\n-Sources of information\n-General description of database.</text:p>
          </table:table-cell>
          <table:table-cell table:style-name="ce10" office:value-type="string">
            <text:p>General information about the database, which should contain: \n-Period\n-Number of report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table:number-columns-repeated="2" office:value-type="string">
            <text:p>Sources*</text:p>
          </table:table-cell>
          <table:table-cell table:number-columns-repeated="4" office:value-type="string">
            <text:p><text:s/></text:p>
          </table:table-cell>
          <table:table-cell office:value-type="string">
            <text:p>Lista de fuentes de información utilizadas para obtener los datos registrados en la Fich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table:number-columns-repeated="2" office:value-type="string">
            <text:p>Synopsis*</text:p>
          </table:table-cell>
          <table:table-cell table:number-columns-repeated="4" office:value-type="string">
            <text:p><text:s/></text:p>
          </table:table-cell>
          <table:table-cell office:value-type="string">
            <text:p>Descripción corta de la base de dato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table:number-columns-repeated="2" office:value-type="string">
            <text:p>Observations*</text:p>
          </table:table-cell>
          <table:table-cell table:number-columns-repeated="4" office:value-type="string">
            <text:p><text:s/></text:p>
          </table:table-cell>
          <table:table-cell office:value-type="string">
            <text:p>Observaciones generale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table:number-columns-repeated="2" office:value-type="string">
            <text:p>Geography*</text:p>
          </table:table-cell>
          <table:table-cell table:number-columns-repeated="4" office:value-type="string">
            <text:p><text:s/></text:p>
          </table:table-cell>
          <table:table-cell office:value-type="string">
            <text:p>Información sobre la geografía utilizad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table:number-columns-repeated="2" office:value-type="string">
            <text:p>Carthography*</text:p>
          </table:table-cell>
          <table:table-cell table:number-columns-repeated="4" office:value-type="string">
            <text:p><text:s/></text:p>
          </table:table-cell>
          <table:table-cell office:value-type="string">
            <text:p>Información sobre el sitio donde se obtuvo la cartografí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table:number-columns-repeated="2" office:value-type="string">
            <text:p>Link*</text:p>
          </table:table-cell>
          <table:table-cell table:number-columns-repeated="4" office:value-type="string">
            <text:p><text:s/></text:p>
          </table:table-cell>
          <table:table-cell office:value-type="string">
            <text:p>Información adicional sobre esta base</text:p>
          </table:table-cell>
          <table:table-cell table:number-columns-repeated="7" office:value-type="string">
            <text:p><text:s/></text:p>
          </table:table-cell>
          <table:table-cell table:number-columns-repeated="236"/>
        </table:table-row>
        <table:table-row table:style-name="ro2">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style-name="ce10" office:value-type="string">
            <text:p><text:s/></text:p>
          </table:table-cell>
          <table:table-cell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style-name="ce10" office:value-type="string">
            <text:p>Email address</text:p>
          </table:table-cell>
          <table:table-cell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style-name="ce10" office:value-type="string">
            <text:p>Email address of the administrator of the Database</text:p>
          </table:table-cell>
          <table:table-cell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style-name="ce10" office:value-type="string">
            <text:p>This option enables limitation of the start and end dates of the database.</text:p>
          </table:table-cell>
          <table:table-cell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Otros lenguajes</text:p>
          </table:table-cell>
          <table:table-cell table:style-name="ce10" office:value-type="string">
            <text:p>Other languages</text:p>
          </table:table-cell>
          <table:table-cell table:style-name="ce10" office:value-type="string">
            <text:p>Other languages*</text:p>
          </table:table-cell>
          <table:table-cell table:style-name="ce10" office:value-type="string">
            <text:p>Other languages*</text:p>
          </table:table-cell>
          <table:table-cell table:number-columns-repeated="4" office:value-type="string">
            <text:p><text:s/></text:p>
          </table:table-cell>
          <table:table-cell table:style-name="ce20" office:value-type="string">
            <text:p>Otros lenguajes utilizados en esta base de datos</text:p>
          </table:table-cell>
          <table:table-cell table:style-name="ce10" office:value-type="string">
            <text:p>Other languages used in this database</text:p>
          </table:table-cell>
          <table:table-cell table:style-name="ce10" office:value-type="string">
            <text:p>Other languages used in this database*</text:p>
          </table:table-cell>
          <table:table-cell table:style-name="ce10" office:value-type="string">
            <text:p>Other languages used in this database*</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style-name="ce10" office:value-type="string">
            <text:p>Minimum longitude coordinates (left) of the geographic region. Use as reference the system WGS84.</text:p>
          </table:table-cell>
          <table:table-cell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style-name="ce10" office:value-type="string">
            <text:p>Minimum latitude coordinates (bottom) of the geographic region. Use as reference the system WGS84.</text:p>
          </table:table-cell>
          <table:table-cell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style-name="ce10" office:value-type="string">
            <text:p>Maximum longitude coordinates (right) of the geographic region. Use as reference the system WGS84.</text:p>
          </table:table-cell>
          <table:table-cell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style-name="ce10" office:value-type="string">
            <text:p>Maximum latitude coordinates (top) of the geographic region. Use as reference the system WGS84.</text:p>
          </table:table-cell>
          <table:table-cell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style-name="ce12" office:value-type="string">
            <text:p>Authorization determines the access and role that the users of the database will have. Authorization may be added or edited here.</text:p>
          </table:table-cell>
          <table:table-cell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style-name="ce10" office:value-type="string">
            <text:p>Names of the people who have some role in the database.</text:p>
          </table:table-cell>
          <table:table-cell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style-name="ce12" office:value-type="string">
            <text:p>Determines the level of access of a user, according to 4 roles: \n-Feeder\n-Observer\n-Supervisor\n-Administrator</text:p>
          </table:table-cell>
          <table:table-cell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style-name="ce10" office:value-type="string">
            <text:p>The Supervisor has access to the disaster records and may authorise the publication and deletion of records.</text:p>
          </table:table-cell>
          <table:table-cell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style-name="ce12" office:value-type="string">
            <text:p>The Feeder may access disaster records in order to create and update data.</text:p>
          </table:table-cell>
          <table:table-cell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style-name="ce10" office:value-type="string">
            <text:p>Deactivate all roles for this User.</text:p>
          </table:table-cell>
          <table:table-cell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style-name="ce10" office:value-type="string">
            <text:p>The types of logs available are: credits, methodology, landmarks and maintenance.</text:p>
          </table:table-cell>
          <table:table-cell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style-name="ce10" office:value-type="string">
            <text:p>Description of the log.</text:p>
          </table:table-cell>
          <table:table-cell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style-name="ce10" office:value-type="string">
            <text:p>People and institutions who are authors or co-authors of the database.</text:p>
          </table:table-cell>
          <table:table-cell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style-name="ce10" office:value-type="string">
            <text:p>General matters to do with maintenance and updating of the database: revision, quality control tests, changes to the structure of the database.</text:p>
          </table:table-cell>
          <table:table-cell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style-name="ce12" office:value-type="string">
            <text:p>Management of the geographic fields: levels and elements.</text:p>
          </table:table-cell>
          <table:table-cell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style-name="ce10" office:value-type="string">
            <text:p>Input or edit a geographic level</text:p>
          </table:table-cell>
          <table:table-cell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style-name="ce10" office:value-type="string">
            <text:p>Input a name – max 20 characters</text:p>
          </table:table-cell>
          <table:table-cell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style-name="ce10" office:value-type="string">
            <text:p>Name of the geographic level.</text:p>
          </table:table-cell>
          <table:table-cell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style-name="ce10" office:value-type="string">
            <text:p>Text describing the level. This may include synonyms used in the region or in past times.</text:p>
          </table:table-cell>
          <table:table-cell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style-name="ce10" office:value-type="string">
            <text:p>If there is a map for this level, select this option in order to input the necessary data to associate the map in the Database.</text:p>
          </table:table-cell>
          <table:table-cell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style-name="ce10" office:value-type="string">
            <text:p>Header of the column which contains the code for the geographic elements.</text:p>
          </table:table-cell>
          <table:table-cell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style-name="ce10" office:value-type="string">
            <text:p>Header of the column which contains the name of the geographic elements.</text:p>
          </table:table-cell>
          <table:table-cell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style-name="ce10" office:value-type="string">
            <text:p>Input or edit a geographic element</text:p>
          </table:table-cell>
          <table:table-cell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style-name="ce10" office:value-type="string">
            <text:p>List of geographic items which comprise each level.</text:p>
          </table:table-cell>
          <table:table-cell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style-name="ce10" office:value-type="string">
            <text:p>Official code or code used commonly in the region. This should correspond to cartography.</text:p>
          </table:table-cell>
          <table:table-cell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style-name="ce10" office:value-type="string">
            <text:p>Input text</text:p>
          </table:table-cell>
          <table:table-cell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style-name="ce10" office:value-type="string">
            <text:p>Official name or name commonly used in the region. This name should correspond to that assigned in associated cartography.</text:p>
          </table:table-cell>
          <table:table-cell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style-name="ce10" office:value-type="string">
            <text:p>Select an element from the list, if applicable</text:p>
          </table:table-cell>
          <table:table-cell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style-name="ce10" office:value-type="string">
            <text:p>Element of the highest level to which the current geographical element belongs.</text:p>
          </table:table-cell>
          <table:table-cell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style-name="ce12" office:value-type="string">
            <text:p>Management of the predefined event fields by DesInventar and personalised by the database.</text:p>
          </table:table-cell>
          <table:table-cell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style-name="ce10" office:value-type="string">
            <text:p>Text describing the event.</text:p>
          </table:table-cell>
          <table:table-cell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style-name="ce10" office:value-type="string">
            <text:p>Indicates whether the event will be visible in the basic Record or not. This is useful where the event is not applicable in the database.</text:p>
          </table:table-cell>
          <table:table-cell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style-name="ce12" office:value-type="string">
            <text:p>Management of the predefined Cause fields by DesInventar and personalised in the database.</text:p>
          </table:table-cell>
          <table:table-cell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1" office:value-type="string">
            <text:p>Text or key words</text:p>
          </table:table-cell>
          <table:table-cell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style-name="ce10" office:value-type="string">
            <text:p>Descriptive text of the Cause.</text:p>
          </table:table-cell>
          <table:table-cell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style-name="ce12" office:value-type="string">
            <text:p>Management of the Additional Effects fields and Groups of Effects.</text:p>
          </table:table-cell>
          <table:table-cell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style-name="ce10" office:value-type="string">
            <text:p>Visible name of the Additional Effect</text:p>
          </table:table-cell>
          <table:table-cell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style-name="ce10" office:value-type="string">
            <text:p>Description of the Additional Effect field.</text:p>
          </table:table-cell>
          <table:table-cell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style-name="ce10" office:value-type="string">
            <text:p>Type of data to be consigned.</text:p>
          </table:table-cell>
          <table:table-cell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style-name="ce10" office:value-type="string">
            <text:p>Maximum field length.</text:p>
          </table:table-cell>
          <table:table-cell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style-name="ce10" office:value-type="string">
            <text:p>Visualisation order</text:p>
          </table:table-cell>
          <table:table-cell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style-name="ce12" office:value-type="string">
            <text:p>Indicates whether this is active. If deactivated, users will not be able to see this in Module DesInventar.</text:p>
          </table:table-cell>
          <table:table-cell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style-name="ce12" office:value-type="string">
            <text:p>Indicates whether the field is for public consultation in Module DesConsultar module.</text:p>
          </table:table-cell>
          <table:table-cell table:style-name="ce12" office:value-type="string">
            <text:p>Indicates whether the field is for public consultation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De série</text:p>
          </table:table-cell>
          <table:table-cell table:style-name="ce5" office:value-type="string">
            <text:p>Serial</text:p>
          </table:table-cell>
          <table:table-cell table:style-name="ce9" office:value-type="string">
            <text:p>No duplicado Max 40 caracteres</text:p>
          </table:table-cell>
          <table:table-cell table:style-name="ce10" office:value-type="string">
            <text:p>No duplicates. Max 40 characters</text:p>
          </table:table-cell>
          <table:table-cell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text:span><text:span text:style-name="T4">Use of sequential numbering is recommended. Letters, </text:span><text:span text:style-name="T4">dashes and other characters may be used. The identifier or </text:span><text:span text:style-name="T4">Serial number is unique for every record.</text:span></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text:span><text:span text:style-name="T4">Use of sequential numbering is recommended. Letters, </text:span><text:span text:style-name="T4">dashes and other characters may be used. The identifier or </text:span><text:span text:style-name="T4">Serial number is 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text:span><text:span text:style-name="T2">constructing is for a national system which </text:span><text:span text:style-name="T2">works in the prevention of and attention to </text:span><text:span text:style-name="T2">disasters, which would work in zones, the Serial </text:span><text:span text:style-name="T2">number may include a code which identifies the </text:span><text:span text:style-name="T2">serial as belonging to a particular operating </text:span><text:span text:style-name="T2">zone. For example, the operative zone in the </text:span><text:span text:style-name="T2">west of the country may register a record as </text:span><text:span text:style-name="T2">WES</text:span><text:span text:style-name="T24"> </text:span><text:span text:style-name="T2">-1200, or, WES-1978-1200, where WES </text:span><text:span text:style-name="T2">is the code which identifies the western zone of </text:span><text:span text:style-name="T2">the 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text:span><text:span text:style-name="T2">constructing is for a national system which </text:span><text:span text:style-name="T2">works in the prevention of and attention to </text:span><text:span text:style-name="T2">disasters, which would work in zones, the Serial </text:span><text:span text:style-name="T2">number may include a code which identifies the </text:span><text:span text:style-name="T2">serial as belonging to a particular operating </text:span><text:span text:style-name="T2">zone. For example, the operative zone in the </text:span><text:span text:style-name="T2">west of the country may register a record as </text:span><text:span text:style-name="T2">WES</text:span><text:span text:style-name="T24"> </text:span><text:span text:style-name="T2">-1200, or, WES-1978-1200, where WES </text:span><text:span text:style-name="T2">is the code which identifies the western zone of </text:span><text:span text:style-name="T2">the 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style-name="ce10" office:value-type="string">
            <text:p>In this field, the year, month and date of the occurrence of the disaster is registered.</text:p>
          </table:table-cell>
          <table:table-cell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style-name="ce10" office:value-type="string">
            <text:p>Formatted text</text:p>
          </table:table-cell>
          <table:table-cell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style-name="ce10" office:value-type="string">
            <text:p>Select from the lists</text:p>
          </table:table-cell>
          <table:table-cell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text:span text:style-name="T7">Utilice la fuente de información en sí misma, pero consulte, </text:span><text:span text:style-name="T7">hasta donde sea posible, la cartografía oficial para verificar </text:span><text:span text:style-name="T7">que la localización corresponda a unidades geográficas </text:span><text:span text:style-name="T7">correctas. Encontrará que muchos de los errores (p. ej. un </text:span><text:span text:style-name="T7">municipio o condado que no pertenece a un cierto estado) </text:span><text:span text:style-name="T7">pueden ser detectados por DesInventar. En otros casos, </text:span><text:span text:style-name="T7">sobre todo a partir de fuentes hemerográficas, la resolución </text:span><text:span text:style-name="T7">detallada no está disponible porque no hay seguridad sobre </text:span><text:span text:style-name="T7">cuáles de estos niveles fueron afectados; por ello, los </text:span><text:span text:style-name="T7">niveles subordinados de la geografía nó son estrictamente </text:span><text:span text:style-name="T7">obligatorios. No obstante, se espera que siempre se registre </text:span><text:span text:style-name="T7">el nivel geogr</text:span><text:span text:style-name="T8">áfico que corresponde a la resolución de la </text:span><text:span text:style-name="T8">base de datos (el de mayor detalle), ya que, de lo contrario, </text:span><text:span text:style-name="T8">se asumirá que el desastre ocurrió en todos los elementos </text:span><text:span text:style-name="T8">(unidades geográficas) del nivel superior, lo que por </text:span><text:span text:style-name="T8">supuesto influye negativamente en la calidad de la base de </text:span><text:span text:style-name="T8">datos.</text:span></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style-name="ce10" office:value-type="string">
            <text:p>Cartography geographic code</text:p>
          </table:table-cell>
          <table:table-cell table:style-name="ce10" office:value-type="string">
            <text:p>Cartography geographic code</text:p>
          </table:table-cell>
          <table:table-cell office:value-type="string">
            <text:p>Cartography Cod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Placer</text:p>
          </table:table-cell>
          <table:table-cell table:style-name="ce5" office:value-type="string">
            <text:p>Local</text:p>
          </table:table-cell>
          <table:table-cell table:style-name="ce9" office:value-type="string">
            <text:p>Texto descriptivo</text:p>
          </table:table-cell>
          <table:table-cell table:style-name="ce10" office:value-type="string">
            <text:p>Descriptive text</text:p>
          </table:table-cell>
          <table:table-cell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2">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style-name="ce10" office:value-type="string">
            <text:p>Latitude of the specific place where the disaster occurred. Use as reference the system WGS84.</text:p>
          </table:table-cell>
          <table:table-cell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style-name="ce10" office:value-type="string">
            <text:p>Longitude of the specific place where the disaster occurred. Use as reference the system WGS84.</text:p>
          </table:table-cell>
          <table:table-cell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Selecione uma opção</text:p>
          </table:table-cell>
          <table:table-cell table:style-name="ce23" office:value-type="string">
            <text:p><text:span text:style-name="T7">Indica la disponibilidad futura de la ficha, facilita</text:span><text:span text:style-name="T8">ndo el </text:span><text:span text:style-name="T8">proceso de control de calidad de la base de datos. Escoja </text:span><text:span text:style-name="T8">una opción para guardar esta ficha.</text:span></text:p>
          </table:table-cell>
          <table:table-cell table:style-name="ce12" office:value-type="string">
            <text:p>Indicates the future availability of the record, facilitating the process of quality control of the database. Choose an option to save this record.</text:p>
          </table:table-cell>
          <table:table-cell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style-name="ce10" office:value-type="string">
            <text:p>User who created the record.</text:p>
          </table:table-cell>
          <table:table-cell table:style-name="ce10" office:value-type="string">
            <text:p>User who created the record.</text:p>
          </table:table-cell>
          <table:table-cell table:style-name="ce5" office:value-type="string">
            <text:p>Usuário que criou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style-name="ce10" office:value-type="string">
            <text:p>Date of the creation of the record.</text:p>
          </table:table-cell>
          <table:table-cell table:style-name="ce10" office:value-type="string">
            <text:p>Date of the creation of the record.</text:p>
          </table:table-cell>
          <table:table-cell table:style-name="ce5" office:value-type="string">
            <text:p>Data de cri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style-name="ce12" office:value-type="string">
            <text:p>Latest date on which the record was updated.</text:p>
          </table:table-cell>
          <table:table-cell table:style-name="ce12" office:value-type="string">
            <text:p>Latest date on which the record was updated.</text:p>
          </table:table-cell>
          <table:table-cell table:style-name="ce5" office:value-type="string">
            <text:p>Última data de atualiz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style-name="ce10" office:value-type="string">
            <text:p>Number of days</text:p>
          </table:table-cell>
          <table:table-cell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ext:span text:style-name="T13">The number of days an Event lasted. </text:span><text:span text:style-name="T4">The majority of events </text:span><text:span text:style-name="T4">may last a few minutes (ie, earthquakes, landslides, </text:span><text:span text:style-name="T4">flashfloods) or hours (ie, flooding or fires). Events such as </text:span><text:span text:style-name="T4">droughts or prolonged flooding may last months.</text:span></text:p>
          </table:table-cell>
          <table:table-cell table:style-name="ce18" office:value-type="string">
            <text:p><text:span text:style-name="T13">The number of days an Event lasted. </text:span><text:span text:style-name="T4">The majority of events </text:span><text:span text:style-name="T4">may last a few minutes (ie, earthquakes, landslides, </text:span><text:span text:style-name="T4">flashfloods) or hours (ie, flooding or fires). Events such as </text:span><text:span text:style-name="T4">droughts or 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13">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style-name="ce10" office:value-type="string">
            <text:p>Value of magnitude</text:p>
          </table:table-cell>
          <table:table-cell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9">í</text:span><text:span text:style-name="T10">metros c</text:span><text:span text:style-name="T9">úbicos </text:span><text:span text:style-name="T9">de tierra deslizada, valor de las </text:span><text:span text:style-name="T9">precipitaciones, etc.) o descripciones breves </text:span><text:span text:style-name="T9">tales como -leve-, -medio-, -alto-, </text:span><text:span text:style-name="T9">-extremo-, etc.</text:span></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3">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13">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15">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Visé</text:p>
          </table:table-cell>
          <table:table-cell table:style-name="ce5" office:value-type="string">
            <text:p>Afet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Les personnes évacuées</text:p>
          </table:table-cell>
          <table:table-cell table:style-name="ce5" office:value-type="string">
            <text:p>Evacu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Manquant</text:p>
          </table:table-cell>
          <table:table-cell table:style-name="ce5" office:value-type="string">
            <text:p>Desaparec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Victimes</text:p>
          </table:table-cell>
          <table:table-cell table:style-name="ce5" office:value-type="string">
            <text:p>Ating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Foyers touchés</text:p>
          </table:table-cell>
          <table:table-cell table:style-name="ce5" office:value-type="string">
            <text:p>Residências afeta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style-name="ce10" office:value-type="string">
            <text:p>The number of homes levelled, buried, collapsed or damaged to the extent that they are no longer habitable.</text:p>
          </table:table-cell>
          <table:table-cell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Perte de valeur $</text:p>
          </table:table-cell>
          <table:table-cell table:style-name="ce5" office:value-type="string">
            <text:p>Valor perdas $</text:p>
          </table:table-cell>
          <table:table-cell table:style-name="ce9" office:value-type="string">
            <text:p>Valor en moneda local</text:p>
          </table:table-cell>
          <table:table-cell table:style-name="ce10" office:value-type="string">
            <text:p>Amount in local currency</text:p>
          </table:table-cell>
          <table:table-cell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style-name="ce10" office:value-type="string">
            <text:p>Sum of losses directly caused by the disaster in local currency.</text:p>
          </table:table-cell>
          <table:table-cell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Perte de valeur US $</text:p>
          </table:table-cell>
          <table:table-cell table:style-name="ce5" office:value-type="string">
            <text:p>Valor perdas US$</text:p>
          </table:table-cell>
          <table:table-cell table:style-name="ce9" office:value-type="string">
            <text:p>Valor en dólares de EEUU</text:p>
          </table:table-cell>
          <table:table-cell table:style-name="ce10" office:value-type="string">
            <text:p>Amount in US dollars.</text:p>
          </table:table-cell>
          <table:table-cell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Du secteur de la santé</text:p>
          </table:table-cell>
          <table:table-cell table:style-name="ce5" office:value-type="string">
            <text:p>Centros hospitalare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style-name="ce10" office:value-type="string">
            <text:p>The number of health centres, clinics, local and regional hospitals destroyed and directly or indirectly affected by the disaster.</text:p>
          </table:table-cell>
          <table:table-cell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style-name="ce12" office:value-type="string">
            <text:p>The number of animals lost (bovine, pig, ovine, poultry) regardless of the type of event (flood, drought, epidemic, etc).</text:p>
          </table:table-cell>
          <table:table-cell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style-name="ce12" office:value-type="string">
            <text:p>The length of transport networks destroyed and/or rendered unusable, in metres.</text:p>
          </table:table-cell>
          <table:table-cell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6">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9" office:value-type="string">
            <text:p><text:span text:style-name="T7">In accordance, with the sequence of fields in the Basic </text:span><text:span text:style-name="T7">Record, it is recommended to use the following codes for </text:span><text:span text:style-name="T7">observations (first type the code and then the corresponding </text:span><text:span text:style-name="T7">observation): </text:span><text:span text:style-name="T25">R. Relocated, T. Transport, Vd. Homes </text:span><text:span text:style-name="T25">destroyed, Ac. Aqueduct, Va. Homes Affected, En. Energy, </text:span><text:span text:style-name="T25">V. Routes, I. Industry, A. Agriculture, Al. Sewerage, P. </text:span><text:span text:style-name="T25">Fishing, C. Communications, S. Health, Ma. Magnitude, Ed. </text:span><text:span text:style-name="T17">Education, Fe. Date of the end of an event which covers a </text:span><text:span text:style-name="T17">long period. Vp. Loss Value.</text:span><text:span text:style-name="T26"> </text:span></text:p>
          </table:table-cell>
          <table:table-cell table:style-name="ce39" office:value-type="string">
            <text:p><text:span text:style-name="T7">In accordance, with the sequence of fields in the Basic </text:span><text:span text:style-name="T7">Record, it is recommended to use the following codes for </text:span><text:span text:style-name="T7">observations (first type the code and then the corresponding </text:span><text:span text:style-name="T7">observation): </text:span><text:span text:style-name="T25">R. Relocated, T. Transport, Vd. Homes </text:span><text:span text:style-name="T25">destroyed, Ac. Aqueduct, Va. Homes Affected, En. Energy, </text:span><text:span text:style-name="T25">V. Routes, I. Industry, A. Agriculture, Al. Sewerage, P. </text:span><text:span text:style-name="T25">Fishing, C. Communications, S. Health, Ma. Magnitude, Ed. </text:span><text:span text:style-name="T17">Education, Fe. Date of the end of an event which covers a </text:span><text:span text:style-name="T17">long period. Vp. Loss Value.</text:span><text:span text:style-name="T26">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text:span text:style-name="T13">Qualitative field in the database. </text:span><text:span text:style-name="T4">It has two options: Affected </text:span><text:span text:style-name="T4">or Not Affected. It relates to the effects of the disaster on the </text:span><text:span text:style-name="T4">transport sector: road networks (train or rail), transport </text:span><text:span text:style-name="T4">stations, airports, river and sea bridges, sea walls, etc, that </text:span><text:span text:style-name="T4">have been affected or destroyed.</text:span></text:p>
          </table:table-cell>
          <table:table-cell table:style-name="ce18" office:value-type="string">
            <text:p><text:span text:style-name="T13">Qualitative field in the database. </text:span><text:span text:style-name="T4">It has two options: Affected </text:span><text:span text:style-name="T4">or Not Affected. It relates to the effects of the disaster on the </text:span><text:span text:style-name="T4">transport sector: road networks (train or rail), transport </text:span><text:span text:style-name="T4">stations, airports, river and sea bridges, sea walls, etc, that </text:span><text:span text:style-name="T4">have been 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text:span text:style-name="T13">Qualitative field in the database. </text:span><text:span text:style-name="T4">It has two options: Affected </text:span><text:span text:style-name="T4">or Not Affected. It relates to damages to the communication </text:span><text:span text:style-name="T4">sector: plants and telephone networks, radio and television </text:span><text:span text:style-name="T4">stations, post offices and public information offices, internet </text:span><text:span text:style-name="T4">services, radio telephones and mobile phones. </text:span></text:p>
          </table:table-cell>
          <table:table-cell table:style-name="ce18" office:value-type="string">
            <text:p><text:span text:style-name="T13">Qualitative field in the database. </text:span><text:span text:style-name="T4">It has two options: Affected </text:span><text:span text:style-name="T4">or Not Affected. It relates to damages to the communication </text:span><text:span text:style-name="T4">sector: plants and telephone networks, radio and television </text:span><text:span text:style-name="T4">stations, post offices and public information offices, internet </text:span><text:span text:style-name="T4">services, 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fishing</text:p>
          </table:table-cell>
          <table:table-cell table:style-name="ce15" office:value-type="string">
            <text:p>L'agriculture et la pêche</text:p>
          </table:table-cell>
          <table:table-cell table:style-name="ce5" office:value-type="string">
            <text:p>Agropecuári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D'épuration des eaux usées</text:p>
          </table:table-cell>
          <table:table-cell table:style-name="ce5" office:value-type="string">
            <text:p>Esgo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L'éducation</text:p>
          </table:table-cell>
          <table:table-cell table:style-name="ce5" office:value-type="string">
            <text:p>Educ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style-name="ce10" office:value-type="string">
            <text:p>This relates to one of the storage states of the record: Record being edited, still incomplete (responsibility of the Feeder).</text:p>
          </table:table-cell>
          <table:table-cell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style-name="ce10" office:value-type="string">
            <text:p>This relates to one of the storage states of the record: Record ready to be approved (by the supervisor).</text:p>
          </table:table-cell>
          <table:table-cell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style-name="ce10" office:value-type="string">
            <text:p>This relates to one of the storage states of the record: Record is ready to be deleted (by the supervisor).</text:p>
          </table:table-cell>
          <table:table-cell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style-name="ce10" office:value-type="string">
            <text:p>This relates to one of the storage states of the record: Consultation record published. It has been approved by the Supervisor for publication.</text:p>
          </table:table-cell>
          <table:table-cell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style-name="ce10" office:value-type="string">
            <text:p>This relates to one of the storage states of the record: Record has been deleted by the Supervisor.</text:p>
          </table:table-cell>
          <table:table-cell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Número de relatos que coincidem com a consult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style-name="ce10" office:value-type="string">
            <text:p>Select a graphic type</text:p>
          </table:table-cell>
          <table:table-cell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style-name="ce10" office:value-type="string">
            <text:p>The types of graphics available are: temporal histograms, seasonal and comparative graphs.</text:p>
          </table:table-cell>
          <table:table-cell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style-name="ce12" office:value-type="string">
            <text:p>The same as the temporal histogram, it discriminates between events on the x axis.</text:p>
          </table:table-cell>
          <table:table-cell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style-name="ce12" office:value-type="string">
            <text:p>The same as the temporal histogram, it discriminates between geographical units on the x axis.</text:p>
          </table:table-cell>
          <table:table-cell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style-name="ce12" office:value-type="string">
            <text:p>Discriminates causes on the X axis.</text:p>
          </table:table-cell>
          <table:table-cell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style-name="ce12" office:value-type="string">
            <text:p>Compares events in a pie chart, according to the variable.</text:p>
          </table:table-cell>
          <table:table-cell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style-name="ce12" office:value-type="string">
            <text:p>Comparison of events: Comparative pie chart – of a variable (of effects or number of reports) grouped by selected events.</text:p>
          </table:table-cell>
          <table:table-cell table:style-name="ce12" office:value-type="string">
            <text:p>Comparison of events: Comparative pie chart – of a variable (of effects or number of report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style-name="ce12" office:value-type="string">
            <text:p>Compares geographical units in a pie chart, according to the variable</text:p>
          </table:table-cell>
          <table:table-cell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style-name="ce12" office:value-type="string">
            <text:p>Comparison of geographical units. Comparative pie chart – of a variable (of effects or number of reports) grouped by selected geographical units.</text:p>
          </table:table-cell>
          <table:table-cell table:style-name="ce12" office:value-type="string">
            <text:p>Comparison of geographical units. Comparative pie chart – of a variable (of effects or number of report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style-name="ce12" office:value-type="string">
            <text:p>Compares causes in a pie chart, according to the variable</text:p>
          </table:table-cell>
          <table:table-cell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style-name="ce12" office:value-type="string">
            <text:p>Comparison of causes: Comparative pie chart – of a variable (of effects or number of reports) grouped by selected causes.</text:p>
          </table:table-cell>
          <table:table-cell table:style-name="ce12" office:value-type="string">
            <text:p>Comparison of causes: Comparative pie chart – of a variable (of effects or number of report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style-name="ce12" office:value-type="string">
            <text:p>Series of data to be represented (monthly, daily)</text:p>
          </table:table-cell>
          <table:table-cell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style-name="ce12" office:value-type="string">
            <text:p>Historical series to be represented. For example, the series may be daily or monthly.</text:p>
          </table:table-cell>
          <table:table-cell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style-name="ce12" office:value-type="string">
            <text:p>Seasonal period to be analyses, eg, annual</text:p>
          </table:table-cell>
          <table:table-cell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style-name="ce12" office:value-type="string">
            <text:p>Seasonal period or period of interest. For example, annual or monthly</text:p>
          </table:table-cell>
          <table:table-cell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style-name="ce13" office:value-type="string">
            <text:p>Y axis scale</text:p>
          </table:table-cell>
          <table:table-cell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style-name="ce12" office:value-type="string">
            <text:p>Scale used to represent the variable in the vertical or Y axis.</text:p>
          </table:table-cell>
          <table:table-cell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style-name="ce12" office:value-type="string">
            <text:p>Bi- or tri-dimensional graph</text:p>
          </table:table-cell>
          <table:table-cell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style-name="ce12" office:value-type="string">
            <text:p>2D or 3D appearance of the graph.</text:p>
          </table:table-cell>
          <table:table-cell table:style-name="ce12" office:value-type="string">
            <text:p>2D or 3D appearance of the graph.</text:p>
          </table:table-cell>
          <table:table-cell table:style-name="ce5" office:value-type="string">
            <text:p>Aparência do gráfico em duas ou três dimensõ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style-name="ce12" office:value-type="string">
            <text:p>There are three types of graphs: line, bar or pie chart</text:p>
          </table:table-cell>
          <table:table-cell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style-name="ce12" office:value-type="string">
            <text:p>Representation of values in bar chart, line graph or pie chart.</text:p>
          </table:table-cell>
          <table:table-cell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text:span><text:span text:style-name="T4">for an explanation of other modes.</text:span></text:p>
          </table:table-cell>
          <table:table-cell table:style-name="ce18" office:value-type="string">
            <text:p><text:span text:style-name="T3">The default mode is normal. </text:span><text:span text:style-name="T4">Display the lower help section </text:span><text:span text:style-name="T4">for an 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ext:span text:style-name="T4">The accumulated mode applies to temporal histograms and </text:span><text:span text:style-name="T4">is used to total the values that appear in the charts from </text:span><text:span text:style-name="T4">year to year. This graphic mode allows the study of </text:span><text:span text:style-name="T4">tendencies in growth or otherwise of the reports and effects. </text:span><text:span text:style-name="T4">The Superimpose/Overwrite </text:span><text:span text:style-name="T3"><text:s/></text:span><text:span text:style-name="T4">Mode applies to event </text:span><text:span text:style-name="T4">temporal or geographic temporal histograms and </text:span><text:span text:style-name="T4">superimposes in one bar all the values represented.</text:span></text:p>
          </table:table-cell>
          <table:table-cell table:style-name="ce18" office:value-type="string">
            <text:p><text:span text:style-name="T4">The accumulated mode applies to temporal histograms and </text:span><text:span text:style-name="T4">is used to total the values that appear in the charts from </text:span><text:span text:style-name="T4">year to year. This graphic mode allows the study of </text:span><text:span text:style-name="T4">tendencies in growth or otherwise of the reports and effects. </text:span><text:span text:style-name="T4">The Superimpose/Overwrite </text:span><text:span text:style-name="T3"><text:s/></text:span><text:span text:style-name="T4">Mode applies to event </text:span><text:span text:style-name="T4">temporal or geographic temporal histograms and </text:span><text:span text:style-name="T4">superimposes in one bar all the values represented.</text:span></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style-name="ce12" office:value-type="string">
            <text:p>If you wish each value represented in the graph to appear explicitly</text:p>
          </table:table-cell>
          <table:table-cell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style-name="ce12" office:value-type="string">
            <text:p>See or don’t see the values in the graph.</text:p>
          </table:table-cell>
          <table:table-cell table:style-name="ce12" office:value-type="string">
            <text:p>See or don’t see the values in the graph.</text:p>
          </table:table-cell>
          <table:table-cell table:style-name="ce5" office:value-type="string">
            <text:p>Ver ou não ver os valores do gráf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text:span text:style-name="T3">Principle variable of the graph. </text:span><text:span text:style-name="T4">For example, graph of </text:span><text:span text:style-name="T4">homes destroyed.</text:span></text:p>
          </table:table-cell>
          <table:table-cell table:style-name="ce18" office:value-type="string">
            <text:p><text:span text:style-name="T3">Principle variable of the graph. </text:span><text:span text:style-name="T4">For example, graph of </text:span><text:span text:style-name="T4">homes 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style-name="ce12" office:value-type="string">
            <text:p><text:s/></text:p>
          </table:table-cell>
          <table:table-cell table:style-name="ce12" office:value-type="string">
            <text:p><text:s/></text:p>
          </table:table-cell>
          <table:table-cell table:style-name="ce5" office:value-type="string">
            <text:p>Variável a ser usada no eixo vertical ou eixo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style-name="ce12" office:value-type="string">
            <text:p>Consolidation variable of the data (first level)</text:p>
          </table:table-cell>
          <table:table-cell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style-name="ce12" office:value-type="string">
            <text:p>Consolidation variable of the data (second level)</text:p>
          </table:table-cell>
          <table:table-cell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12" office:value-type="string">
            <text:p><text:s/></text:p>
          </table:table-cell>
          <table:table-cell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style-name="ce12" office:value-type="string">
            <text:p>Consolidation variable of the data (third level)</text:p>
          </table:table-cell>
          <table:table-cell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style-name="ce12" office:value-type="string">
            <text:p>If you require more detail, choose a third level of totalisation.</text:p>
          </table:table-cell>
          <table:table-cell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port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style-name="ce12" office:value-type="string">
            <text:p>Select the unit of display, within which will be the represented units.</text:p>
          </table:table-cell>
          <table:table-cell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style-name="ce13" office:value-type="string">
            <text:p>Geographic level of map</text:p>
          </table:table-cell>
          <table:table-cell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text:span text:style-name="T3">Corresponds to the geographical unit where the graphic </text:span><text:span text:style-name="T3">variable will be displayed. </text:span><text:span text:style-name="T4">For example, destroyed homes </text:span><text:span text:style-name="T4">will be represented at the level of Cantonment or at the level </text:span><text:span text:style-name="T4">of Province.</text:span></text:p>
          </table:table-cell>
          <table:table-cell table:style-name="ce18" office:value-type="string">
            <text:p><text:span text:style-name="T3">Corresponds to the geographical unit where the graphic </text:span><text:span text:style-name="T3">variable will be displayed. </text:span><text:span text:style-name="T4">For example, destroyed homes </text:span><text:span text:style-name="T4">will be represented at the level of Cantonment or at the level </text:span><text:span text:style-name="T4">of 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style-name="ce12" office:value-type="string">
            <text:p>Text which appears about the geographical unit</text:p>
          </table:table-cell>
          <table:table-cell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style-name="ce12" office:value-type="string">
            <text:p>Variable to be represented on the map</text:p>
          </table:table-cell>
          <table:table-cell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style-name="ce12" office:value-type="string">
            <text:p>Corresponds to the variable of the base to be represented on the map. For example, Map of Deaths, Map of Houses Destroyed.</text:p>
          </table:table-cell>
          <table:table-cell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style-name="ce12" office:value-type="string">
            <text:p>Ranges to represent the map variable</text:p>
          </table:table-cell>
          <table:table-cell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style-name="ce12" office:value-type="string">
            <text:p>Convention used to identify the range. The colour can be changed by double-clicking on Colour.</text:p>
          </table:table-cell>
          <table:table-cell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style-name="ce12" office:value-type="string">
            <text:p>Each range has an associated colour on the map</text:p>
          </table:table-cell>
          <table:table-cell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style-name="ce12" office:value-type="string">
            <text:p>The ranges of the legend which appear by default can be modified according to your criteria or needs.</text:p>
          </table:table-cell>
          <table:table-cell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pan text:style-name="T7">&lt;span class='titulo'&gt;DesInventar 8&lt;/span&gt; &lt;p align='justify'&gt; </text:span><text:span text:style-name="T14">DesInventar 8 is the implementation of software on the </text:span><text:span text:style-name="T14">Internet of the current methodology of DesInventar, which </text:span><text:span text:style-name="T14">inherits the functionality of previous versions. DesInventar 8 </text:span><text:span text:style-name="T14">has the following functions:&lt;/p&gt;&lt;p align='justify'&gt;</text:span><text:span text:style-name="T15">1. <text:s/>Module </text:span><text:span text:style-name="T15">for the input of information online&lt;br&gt;&lt;ul&gt;&lt;li&gt;Exclusively for </text:span><text:span text:style-name="T15">those responsible for each database.&lt;/li&gt;&lt;li&gt;With roles </text:span><text:span text:style-name="T15">assigned for different levels of authority.&lt;/li&gt;&lt;li&gt;Support for </text:span><text:span text:style-name="T15">multiple users and 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text:span><text:span text:style-name="T15">record to complement the basic record.&lt;/li&gt;&lt;/ul&gt;&lt;br&gt;2. </text:span><text:span text:style-name="T15">Module for free-access consultation of the </text:span><text:span text:style-name="T15">databases&lt;br&gt;&lt;ul&gt;&lt;li&gt;Free access&lt;/li&gt;&lt;li&gt;Consultation </text:span><text:span text:style-name="T15">which relates the basic variables: geography, event, cause, </text:span><text:span text:style-name="T15">effects and period.&lt;/li&gt;&lt;li&gt;Detailed consultation of numeric </text:span><text:span text:style-name="T15">variables of effects (deaths, injuries, etc), ranges of greater </text:span><text:span text:style-name="T15">than, less than and between x and y values, among others. </text:span><text:span text:style-name="T15">Also the possibility of searching the observation fields of the </text:span><text:span text:style-name="T15">record.&lt;/li&gt;&lt;li&gt;Visual consultation of graphics and thematic </text:span><text:span text:style-name="T15">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text:span><text:span text:style-name="T15">Attention to Disasters (Sistema de Información Andino para </text:span><text:span text:style-name="T15">la Prevención y Atención de Desastres - </text:span><text:span text:style-name="T15">SIAPAD).&lt;/li&gt;&lt;li&gt;Integrated consultation of the national </text:span><text:span text:style-name="T15">databases in the Andean Sub-region.&lt;/li&gt;&lt;/ul&gt;&lt;/p&gt;</text:span></text:p>
          </table:table-cell>
          <table:table-cell office:value-type="string">
            <text:p><text:span text:style-name="T7">&lt;span class='titulo'&gt;DesInventar 8&lt;/span&gt; &lt;p align='justify'&gt; </text:span><text:span text:style-name="T14">DesInventar 8 is the implementation of software on the </text:span><text:span text:style-name="T14">Internet of the current methodology of DesInventar, which </text:span><text:span text:style-name="T14">inherits the functionality of previous versions. DesInventar 8 </text:span><text:span text:style-name="T14">has the following functions:&lt;/p&gt;&lt;p align='justify'&gt;</text:span><text:span text:style-name="T15">1. <text:s/>Module </text:span><text:span text:style-name="T15">for the input of information online&lt;br&gt;&lt;ul&gt;&lt;li&gt;Exclusively for </text:span><text:span text:style-name="T15">those responsible for each database.&lt;/li&gt;&lt;li&gt;With roles </text:span><text:span text:style-name="T15">assigned for different levels of authority.&lt;/li&gt;&lt;li&gt;Support for </text:span><text:span text:style-name="T15">multiple users and 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text:span><text:span text:style-name="T15">record to complement the basic record.&lt;/li&gt;&lt;/ul&gt;&lt;br&gt;2. </text:span><text:span text:style-name="T15">Module for free-access consultation of the </text:span><text:span text:style-name="T15">databases&lt;br&gt;&lt;ul&gt;&lt;li&gt;Free access&lt;/li&gt;&lt;li&gt;Consultation </text:span><text:span text:style-name="T15">which relates the basic variables: geography, event, cause, </text:span><text:span text:style-name="T15">effects and period.&lt;/li&gt;&lt;li&gt;Detailed consultation of numeric </text:span><text:span text:style-name="T15">variables of effects (deaths, injuries, etc), ranges of greater </text:span><text:span text:style-name="T15">than, less than and between x and y values, among others. </text:span><text:span text:style-name="T15">Also the possibility of searching the observation fields of the </text:span><text:span text:style-name="T15">record.&lt;/li&gt;&lt;li&gt;Visual consultation of graphics and thematic </text:span><text:span text:style-name="T15">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text:span><text:span text:style-name="T15">Attention to Disasters (Sistema de Información Andino para </text:span><text:span text:style-name="T15">la Prevención y Atención de Desastres - </text:span><text:span text:style-name="T15">SIAPAD).&lt;/li&gt;&lt;li&gt;Integrated consultation of the national </text:span><text:span text:style-name="T15">databases in the Andean Sub-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pan text:style-name="T7">&lt;span class='titulo'&gt;What is DesInventar?&lt;/span&gt;&lt;p </text:span><text:span text:style-name="T7">align='justify'&gt;</text:span><text:span text:style-name="T14">Until the mid-1990’s, systematic information </text:span><text:span text:style-name="T14">about the occurrence of daily disasters of small and medium </text:span><text:span text:style-name="T14">impact was not available in Latin America, nor in the </text:span><text:span text:style-name="T14">Andean Sub-region. <text:s/>From 1994, the creation of a common </text:span><text:span text:style-name="T14">conceptual and methodological framework was begun by </text:span><text:span text:style-name="T14">groups of researchers, academicians, and institutional </text:span><text:span text:style-name="T14">actors linked to the Network of Social Studies in the </text:span><text:span text:style-name="T14">Prevention of Disasters in Latin America (Red de Estudios </text:span><text:span text:style-name="T14">Sociales en Prevención de Desastres en América Latina - </text:span><text:span text:style-name="T14">LA RED). These groups conceptualised a system of </text:span><text:span text:style-name="T14">acquisition, consultation and display of information about </text:span><text:span text:style-name="T14">disasters of small, medium and greater impact, based on </text:span><text:span text:style-name="T14">pre-existing data, newspaper sources and institutional </text:span><text:span text:style-name="T14">reports in nine countries in Latin America. <text:s/>The developed </text:span><text:span text:style-name="T14">conceptualisation, methodology and software tool is called </text:span><text:span text:style-name="T14">Disaster Inventory System - DesInventar (Sistema de </text:span><text:span text:style-name="T14">Inventario de Desastres – DesInventar).&lt;br&gt;&lt;br&gt;</text:span><text:span text:style-name="T7">The </text:span><text:span text:style-name="T7">development of DesInventar, with its conception that makes </text:span><text:span text:style-name="T7">visible disasters from a local scale (town or equivalent), </text:span><text:span text:style-name="T7">facilitates dialogue for risk management between actors, </text:span><text:span text:style-name="T7">institutions, sectors, provincial and national governments. </text:span><text:span text:style-name="T7">&lt;br&gt;&lt;br&gt;DesInventar is a conceptual and methodological </text:span><text:span text:style-name="T7">tool for the construction of databases of loss, damage, or </text:span><text:span text:style-name="T7">effects caused by emergencies or disasters. It </text:span><text:span text:style-name="T7">includes:&lt;br&gt;&lt;br&gt;methodology (definitions and help in the </text:span><text:span text:style-name="T7">management of data) database with flexible structure; <text:s/></text:span><text:span text:style-name="T7">software for input into the database; software for </text:span><text:span text:style-name="T7">consultation of data (not limited to a predefined number of </text:span><text:span text:style-name="T7">consultations) – with selection options for search criteria. </text:span><text:span text:style-name="T14">For more information: &lt;br&gt;&lt;ul&gt;&lt;a href='#' </text:span><text:span text:style-name="T14">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office:value-type="string">
            <text:p><text:span text:style-name="T7">&lt;span class='titulo'&gt;What is DesInventar?&lt;/span&gt;&lt;p </text:span><text:span text:style-name="T7">align='justify'&gt;</text:span><text:span text:style-name="T14">Until the mid-1990’s, systematic information </text:span><text:span text:style-name="T14">about the occurrence of daily disasters of small and medium </text:span><text:span text:style-name="T14">impact was not available in Latin America, nor in the </text:span><text:span text:style-name="T14">Andean Sub-region. <text:s/>From 1994, the creation of a common </text:span><text:span text:style-name="T14">conceptual and methodological framework was begun by </text:span><text:span text:style-name="T14">groups of researchers, academicians, and institutional </text:span><text:span text:style-name="T14">actors linked to the Network of Social Studies in the </text:span><text:span text:style-name="T14">Prevention of Disasters in Latin America (Red de Estudios </text:span><text:span text:style-name="T14">Sociales en Prevención de Desastres en América Latina - </text:span><text:span text:style-name="T14">LA RED). These groups conceptualised a system of </text:span><text:span text:style-name="T14">acquisition, consultation and display of information about </text:span><text:span text:style-name="T14">disasters of small, medium and greater impact, based on </text:span><text:span text:style-name="T14">pre-existing data, newspaper sources and institutional </text:span><text:span text:style-name="T14">reports in nine countries in Latin America. <text:s/>The developed </text:span><text:span text:style-name="T14">conceptualisation, methodology and software tool is called </text:span><text:span text:style-name="T14">Disaster Inventory System - DesInventar (Sistema de </text:span><text:span text:style-name="T14">Inventario de Desastres – DesInventar).&lt;br&gt;&lt;br&gt;</text:span><text:span text:style-name="T7">The </text:span><text:span text:style-name="T7">development of DesInventar, with its conception that makes </text:span><text:span text:style-name="T7">visible disasters from a local scale (town or equivalent), </text:span><text:span text:style-name="T7">facilitates dialogue for risk management between actors, </text:span><text:span text:style-name="T7">institutions, sectors, provincial and national governments. </text:span><text:span text:style-name="T7">&lt;br&gt;&lt;br&gt;DesInventar is a conceptual and methodological </text:span><text:span text:style-name="T7">tool for the construction of databases of loss, damage, or </text:span><text:span text:style-name="T7">effects caused by emergencies or disasters. It </text:span><text:span text:style-name="T7">includes:&lt;br&gt;&lt;br&gt;methodology (definitions and help in the </text:span><text:span text:style-name="T7">management of data) database with flexible structure; <text:s/></text:span><text:span text:style-name="T7">software for input into the database; software for </text:span><text:span text:style-name="T7">consultation of data (not limited to a predefined number of </text:span><text:span text:style-name="T7">consultations) – with selection options for search criteria. </text:span><text:span text:style-name="T14">For more information: &lt;br&gt;&lt;ul&gt;&lt;a href='#' </text:span><text:span text:style-name="T14">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5">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style-name="ce13" office:value-type="string">
            <text:p><text:s/></text:p>
          </table:table-cell>
          <table:table-cell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ext:span text:style-name="T7">The Network of Social Studies in the Prevention of </text:span><text:span text:style-name="T7">Disasters, constituted in 1992, formulated in its Agenda of </text:span><text:span text:style-name="T7">Research and Organic Constitution that:&lt;br&gt;&lt;br&gt;-</text:span><text:span text:style-name="T17">Population growth and the processes of urbanisation, </text:span><text:span text:style-name="T17">tendencies in the occupation of territory, growing poverty in </text:span><text:span text:style-name="T17">important segments of the population, the utilisation of </text:span><text:span text:style-name="T17">inadequate technological systems in the construction of </text:span><text:span text:style-name="T17">homes and in the endowment of basic infrastructure, and </text:span><text:span text:style-name="T17">inadequate organisational systems, among others, have </text:span><text:span text:style-name="T17">continually increased the vulnerability of the population </text:span><text:span text:style-name="T17">when faced with an ample diversity of physical-natural </text:span><text:span text:style-name="T17">events-.</text:span></text:p>
          </table:table-cell>
          <table:table-cell table:style-name="ce34" office:value-type="string">
            <text:p><text:span text:style-name="T7">The Network of Social Studies in the Prevention of </text:span><text:span text:style-name="T7">Disasters, constituted in 1992, formulated in its Agenda of </text:span><text:span text:style-name="T7">Research and Organic Constitution that:&lt;br&gt;&lt;br&gt;-</text:span><text:span text:style-name="T17">Population growth and the processes of urbanisation, </text:span><text:span text:style-name="T17">tendencies in the occupation of territory, growing poverty in </text:span><text:span text:style-name="T17">important segments of the population, the utilisation of </text:span><text:span text:style-name="T17">inadequate technological systems in the construction of </text:span><text:span text:style-name="T17">homes and in the endowment of basic infrastructure, and </text:span><text:span text:style-name="T17">inadequate organisational systems, among others, have </text:span><text:span text:style-name="T17">continually increased the vulnerability of the population </text:span><text:span text:style-name="T17">when faced with an ample diversity of physical-natural </text:span><text:span text:style-name="T17">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7">In spite of this, there is, on the one hand, an absence of </text:span><text:span text:style-name="T17">systematic, homogeneous and comparable registers, about </text:span><text:span text:style-name="T17">the typology of disasters, understood as the adverse effects </text:span><text:span text:style-name="T17">of an occurrence of threatening events under conditions of </text:span><text:span text:style-name="T17">vulnerability in every region, country or city; and on the other </text:span><text:span text:style-name="T17">hand, the conception that disasters should only be </text:span><text:span text:style-name="T17">considered in terms of the effects of those events of </text:span><text:span text:style-name="T17">magnitude and great impact, has made invisible thousands </text:span><text:span text:style-name="T17">of annual disasters which occur sporadically in the countries </text:span><text:span text:style-name="T17">of regions such as Latin America and the Caribbean, Asia </text:span><text:span text:style-name="T17">and Africa.&lt;br&gt;&lt;br&gt;</text:span><text:span text:style-name="T7">In contrast, in many countries there are </text:span><text:span text:style-name="T7">institutions and researchers interested in this topic, who use </text:span><text:span text:style-name="T7">diverse tools to systematise the information about disasters: </text:span><text:span text:style-name="T7">generally they log information in databases or physical files </text:span><text:span text:style-name="T7">designed with specific criteria and particular or regional </text:span><text:span text:style-name="T7">interests, and in dissimilar formats. Additionally, there exists </text:span><text:span text:style-name="T7">a huge volume of information to organise and systematise, </text:span><text:span text:style-name="T7">principally from newspaper sources. &lt;br&gt;&lt;br&gt;This disperse </text:span><text:span text:style-name="T7">information needs to be compiled, homogenised and </text:span><text:span text:style-name="T7">analysed. And, furthermore, it must be geographically </text:span><text:span text:style-name="T7">referenced, because disasters (damaged communities and </text:span><text:span text:style-name="T7">infrastructure), due to the effects of each type of event </text:span><text:span text:style-name="T7">(threats), are regionalised variables.&lt;br&gt;&lt;br&gt;</text:span><text:span text:style-name="T17">A common </text:span><text:span text:style-name="T17">objective in the regions and countries of Latin America and </text:span><text:span text:style-name="T17">the Caribbean, Asia and Africa is to generate capacity of </text:span><text:span text:style-name="T17">both retrospective and prospective analysis and of spatial-</text:span><text:span text:style-name="T17">temporal representation of the effects (disasters) derived </text:span><text:span text:style-name="T17">from conditions of threat and vulnerability, for the application </text:span><text:span text:style-name="T17">of risk management - from mitigation work, to attention and </text:span><text:span text:style-name="T17">recuperation post-disaster. <text:s/>The qualitative and quantitative </text:span><text:span text:style-name="T17">evaluation of growth of vulnerability necessitates a solid </text:span><text:span text:style-name="T17">documental base and register, as much for events from the </text:span><text:span text:style-name="T17">past as for those events occurring daily. <text:s/>In support of the </text:span><text:span text:style-name="T17">achievement of these common objectives from diverse </text:span><text:span text:style-name="T17">regions, LA RED began, at the end of 1993, the project </text:span><text:span text:style-name="T17">Inventory of Disasters in Latin America, which is its pilot </text:span><text:span text:style-name="T17">phase consisted of: x) discussion and agreement of </text:span><text:span text:style-name="T17">conceptual criteria and methodologies for the analytical </text:span><text:span text:style-name="T17">treatment of disasters, seen from diverse levels of spatial </text:span><text:span text:style-name="T17">resolution; x) gathering of information about disasters during </text:span><text:span text:style-name="T17">the period 1990-1999 from available sources, in a sample of </text:span><text:span text:style-name="T17">Latin American countries (Mexico, Guatemala, El Salvador, </text:span><text:span text:style-name="T17">Costa Rica, Colombia, Ecuador, Peru and Argentina); and </text:span><text:span text:style-name="T17">x) development of a software-based instrument for this </text:span><text:span text:style-name="T17">purpose.&lt;br&gt;</text:span><text:span text:style-name="T7">&lt;br&gt;</text:span><text:span text:style-name="T17">LA RED has developed this methodology </text:span><text:span text:style-name="T17">with the intention of providing the diverse actors involved in </text:span><text:span text:style-name="T17">activities for the prevention and mitigation of disasters </text:span><text:span text:style-name="T17">(governments, national planning systems for attention </text:span><text:span text:style-name="T17">during emergencies and disasters, regional and local </text:span><text:span text:style-name="T17">preventative organisms, aid organisms, international and </text:span><text:span text:style-name="T17">bilateral agencies, insurance companies, as well as </text:span><text:span text:style-name="T17">organised communities, the media, and researchers) with </text:span><text:span text:style-name="T17">greater capacity for the gathering, processing, analysis and </text:span><text:span text:style-name="T17">homogeneous representation of disasters, understood as </text:span><text:span text:style-name="T17">the adverse effects on people, goods and infrastructure </text:span><text:span text:style-name="T17">which are vulnerable to socio-natural and natural </text:span><text:span text:style-name="T17">phenomena.</text:span></text:p>
          </table:table-cell>
          <table:table-cell table:style-name="ce12" office:value-type="string">
            <text:p><text:span text:style-name="T17">In spite of this, there is, on the one hand, an absence of </text:span><text:span text:style-name="T17">systematic, homogeneous and comparable registers, about </text:span><text:span text:style-name="T17">the typology of disasters, understood as the adverse effects </text:span><text:span text:style-name="T17">of an occurrence of threatening events under conditions of </text:span><text:span text:style-name="T17">vulnerability in every region, country or city; and on the other </text:span><text:span text:style-name="T17">hand, the conception that disasters should only be </text:span><text:span text:style-name="T17">considered in terms of the effects of those events of </text:span><text:span text:style-name="T17">magnitude and great impact, has made invisible thousands </text:span><text:span text:style-name="T17">of annual disasters which occur sporadically in the countries </text:span><text:span text:style-name="T17">of regions such as Latin America and the Caribbean, Asia </text:span><text:span text:style-name="T17">and Africa.&lt;br&gt;&lt;br&gt;</text:span><text:span text:style-name="T7">In contrast, in many countries there are </text:span><text:span text:style-name="T7">institutions and researchers interested in this topic, who use </text:span><text:span text:style-name="T7">diverse tools to systematise the information about disasters: </text:span><text:span text:style-name="T7">generally they log information in databases or physical files </text:span><text:span text:style-name="T7">designed with specific criteria and particular or regional </text:span><text:span text:style-name="T7">interests, and in dissimilar formats. Additionally, there exists </text:span><text:span text:style-name="T7">a huge volume of information to organise and systematise, </text:span><text:span text:style-name="T7">principally from newspaper sources. &lt;br&gt;&lt;br&gt;This disperse </text:span><text:span text:style-name="T7">information needs to be compiled, homogenised and </text:span><text:span text:style-name="T7">analysed. And, furthermore, it must be geographically </text:span><text:span text:style-name="T7">referenced, because disasters (damaged communities and </text:span><text:span text:style-name="T7">infrastructure), due to the effects of each type of event </text:span><text:span text:style-name="T7">(threats), are regionalised variables.&lt;br&gt;&lt;br&gt;</text:span><text:span text:style-name="T17">A common </text:span><text:span text:style-name="T17">objective in the regions and countries of Latin America and </text:span><text:span text:style-name="T17">the Caribbean, Asia and Africa is to generate capacity of </text:span><text:span text:style-name="T17">both retrospective and prospective analysis and of spatial-</text:span><text:span text:style-name="T17">temporal representation of the effects (disasters) derived </text:span><text:span text:style-name="T17">from conditions of threat and vulnerability, for the application </text:span><text:span text:style-name="T17">of risk management - from mitigation work, to attention and </text:span><text:span text:style-name="T17">recuperation post-disaster. <text:s/>The qualitative and quantitative </text:span><text:span text:style-name="T17">evaluation of growth of vulnerability necessitates a solid </text:span><text:span text:style-name="T17">documental base and register, as much for events from the </text:span><text:span text:style-name="T17">past as for those events occurring daily. <text:s/>In support of the </text:span><text:span text:style-name="T17">achievement of these common objectives from diverse </text:span><text:span text:style-name="T17">regions, LA RED began, at the end of 1993, the project </text:span><text:span text:style-name="T17">Inventory of Disasters in Latin America, which is its pilot </text:span><text:span text:style-name="T17">phase consisted of: x) discussion and agreement of </text:span><text:span text:style-name="T17">conceptual criteria and methodologies for the analytical </text:span><text:span text:style-name="T17">treatment of disasters, seen from diverse levels of spatial </text:span><text:span text:style-name="T17">resolution; x) gathering of information about disasters during </text:span><text:span text:style-name="T17">the period 1990-1999 from available sources, in a sample of </text:span><text:span text:style-name="T17">Latin American countries (Mexico, Guatemala, El Salvador, </text:span><text:span text:style-name="T17">Costa Rica, Colombia, Ecuador, Peru and Argentina); and </text:span><text:span text:style-name="T17">x) development of a software-based instrument for this </text:span><text:span text:style-name="T17">purpose.&lt;br&gt;</text:span><text:span text:style-name="T7">&lt;br&gt;</text:span><text:span text:style-name="T17">LA RED has developed this methodology </text:span><text:span text:style-name="T17">with the intention of providing the diverse actors involved in </text:span><text:span text:style-name="T17">activities for the prevention and mitigation of disasters </text:span><text:span text:style-name="T17">(governments, national planning systems for attention </text:span><text:span text:style-name="T17">during emergencies and disasters, regional and local </text:span><text:span text:style-name="T17">preventative organisms, aid organisms, international and </text:span><text:span text:style-name="T17">bilateral agencies, insurance companies, as well as </text:span><text:span text:style-name="T17">organised communities, the media, and researchers) with </text:span><text:span text:style-name="T17">greater capacity for the gathering, processing, analysis and </text:span><text:span text:style-name="T17">homogeneous representation of disasters, understood as </text:span><text:span text:style-name="T17">the adverse effects on people, goods and infrastructure </text:span><text:span text:style-name="T17">which are vulnerable to socio-natural and natural </text:span><text:span text:style-name="T17">phenomena.</text:span></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style-name="ce11" office:value-type="string">
            <text:p>image</text:p>
          </table:table-cell>
          <table:table-cell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8"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3">&lt;li&gt;todos los inventarios cuentan </text:span><text:span text:style-name="T23">con las mismas variables para medir </text:span><text:span text:style-name="T23">efectos, y con una clasificación básica y </text:span><text:span text:style-name="T23">homogénea de eventos;&lt;/li&gt; &lt;li&gt;la </text:span><text:span text:style-name="T23">información acopiada y procesada se </text:span><text:span text:style-name="T23">ingresa en la escala del tiempo y a un nivel </text:span><text:span text:style-name="T23">espacial georreferenciado;&lt;/li&gt; &lt;li&gt;los </text:span><text:span text:style-name="T23">inventarios son tratados analíticamente, </text:span><text:span text:style-name="T23">mediante herramientas de sistemas, como </text:span><text:span text:style-name="T23">requisito básico para obtener visiones </text:span><text:span text:style-name="T23">espaciales y temporales de la ocurrencia de </text:span><text:span text:style-name="T23">desastres, para el apoyo de investigaciones </text:span><text:span text:style-name="T23">comparativas y como soporte para la </text:span><text:span text:style-name="T23">gestión de riesgos.&lt;/li&gt;</text:span></text:p>
          </table:table-cell>
          <table:table-cell table:style-name="ce39" office:value-type="string">
            <text:p><text:span text:style-name="T18">It is conceptual on the one hand, because it </text:span><text:span text:style-name="T18">does not only consider high-impact events on </text:span><text:span text:style-name="T18">regions or countries, but also sporadic effects of </text:span><text:span text:style-name="T18">this type of event on vulnerable communities at </text:span><text:span text:style-name="T18">a local scale, and on the other, because it also </text:span><text:span text:style-name="T18">considers as disasters all losses stemming from </text:span><text:span text:style-name="T18">impacts of phenomena which are natural, </text:span><text:span text:style-name="T18">technological or anthropological in origin, which </text:span><text:span text:style-name="T18">occur frequently in these </text:span><text:span text:style-name="T18">communities.&lt;br&gt;&lt;br&gt;It is methodological </text:span><text:span text:style-name="T18">because, based on definitions of adverse </text:span><text:span text:style-name="T18">effects and losses, it allows these to be placed</text:span><text:span text:style-name="T27"> </text:span><text:span text:style-name="T18"><text:s/></text:span><text:span text:style-name="T18">in function of the spatial-temporal variables in </text:span><text:span text:style-name="T18">which they take place. Because of this, it makes </text:span><text:span text:style-name="T18">the geographical representation of all variables </text:span><text:span text:style-name="T18">considered through the gathering of data </text:span><text:span text:style-name="T18">possible, so that it enables a vision of the event </text:span><text:span text:style-name="T18">starting from a local perspective to visions that </text:span><text:span text:style-name="T18">are integrated spatially at national scales, as </text:span><text:span text:style-name="T18">well as multi-temporal visions at these scales. </text:span><text:span text:style-name="T18">&lt;br&gt;&lt;br&gt;</text:span><text:span text:style-name="T28">It is a system which inventories </text:span><text:span text:style-name="T28">disasters; a methodology for registering </text:span><text:span text:style-name="T28">information about the characteristics and effects </text:span><text:span text:style-name="T28">of diverse types of disasters, with a special </text:span><text:span text:style-name="T28">interest in disasters at a regional or national </text:span><text:span text:style-name="T28">scale, which in turn enables a look at the </text:span><text:span text:style-name="T28">accumulation of these types of local disasters </text:span><text:span text:style-name="T28">from a national and regional </text:span><text:span text:style-name="T28">perspective.&lt;br&gt;&lt;br&gt;The methodology of </text:span><text:span text:style-name="T28">DesInventar, created so as to be flexible and </text:span><text:span text:style-name="T28">adaptable, is applicable to political-</text:span><text:span text:style-name="T28">administrative units of planning, management or </text:span><text:span text:style-name="T28">institutional operations, from national resolution </text:span><text:span text:style-name="T28">levels to detailed levels, for example, a city </text:span><text:span text:style-name="T28">grouped in neighbourhoods or </text:span><text:span text:style-name="T28">blocks.&lt;br&gt;&lt;br&gt;Thus, DesInventar is the </text:span><text:span text:style-name="T28">synthesis of a process by which research </text:span><text:span text:style-name="T28">groups, linked to LA RED, propose a unified </text:span><text:span text:style-name="T28">conceptual and methodological framework </text:span><text:span text:style-name="T28">which deals with disasters, and at the same </text:span><text:span text:style-name="T28">time, <text:s/>is an instrument for the development of its </text:span><text:span text:style-name="T28">proposed objectives. The basic criteria which </text:span><text:span text:style-name="T28">guide DesInventar are:&lt;br&gt;&lt;br&gt;All the </text:span><text:span text:style-name="T28">inventories use the same variables to measure </text:span><text:span text:style-name="T28">effects, and have the same basic and </text:span><text:span text:style-name="T28">homogeneous classification of </text:span><text:span text:style-name="T28">events.&lt;br&gt;Gathered and processed </text:span><text:span text:style-name="T28">information is input into a timescale and a </text:span><text:span text:style-name="T28">geographically references spatial </text:span><text:span text:style-name="T28">level.&lt;br&gt;&lt;br&gt;The inventories are treated </text:span><text:span text:style-name="T28">analytically, through system tools, as a basic </text:span><text:span text:style-name="T28">requisite to gain spatial and temporal visions of </text:span><text:span text:style-name="T28">the occurrence of disasters, in order to support </text:span><text:span text:style-name="T28">comparative research and risk management.</text:span></text:p>
          </table:table-cell>
          <table:table-cell table:style-name="ce39" office:value-type="string">
            <text:p><text:span text:style-name="T29">It is conceptual on the one hand, </text:span><text:span text:style-name="T29">because it does not only consider high-</text:span><text:span text:style-name="T29">impact events on regions or countries, </text:span><text:span text:style-name="T29">but also sporadic effects of this type of </text:span><text:span text:style-name="T29">event on vulnerable communities at a </text:span><text:span text:style-name="T29">local scale, and on the other, because it </text:span><text:span text:style-name="T29">also considers as disasters all losses </text:span><text:span text:style-name="T29">stemming from impacts of phenomena </text:span><text:span text:style-name="T29">which are natural, technological or </text:span><text:span text:style-name="T29">anthropological in origin, which occur </text:span><text:span text:style-name="T29">frequently in these </text:span><text:span text:style-name="T29">communities.&lt;br&gt;&lt;br&gt;It is </text:span><text:span text:style-name="T29">methodological because, based on </text:span><text:span text:style-name="T29">definitions of adverse effects and </text:span><text:span text:style-name="T29">losses, it allows these to be placed</text:span><text:span text:style-name="T24"> </text:span><text:span text:style-name="T29"><text:s/>in </text:span><text:span text:style-name="T29">function of the spatial-temporal </text:span><text:span text:style-name="T29">variables in which they take place. </text:span><text:span text:style-name="T29">Because of this, it makes the </text:span><text:span text:style-name="T29">geographical representation of all </text:span><text:span text:style-name="T29">variables considered through the </text:span><text:span text:style-name="T29">gathering of data possible, so that it </text:span><text:span text:style-name="T29">enables a vision of the event starting </text:span><text:span text:style-name="T29">from a local perspective to visions that </text:span><text:span text:style-name="T29">are integrated spatially at national </text:span><text:span text:style-name="T29">scales, as well as multi-temporal visions </text:span><text:span text:style-name="T29">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4">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text:span text:style-name="T18">In order to understand and use the geography </text:span><text:span text:style-name="T18">in DesInventar, two basic concepts should be </text:span><text:span text:style-name="T18">kept in mind: the </text:span><text:span text:style-name="T19">resolution</text:span><text:span text:style-name="T18">, which corresponds </text:span><text:span text:style-name="T18">to the level of spatial detail with which the data </text:span><text:span text:style-name="T18">should be registered, and which should be the </text:span><text:span text:style-name="T18">same for all records in the database; and the </text:span><text:span text:style-name="T19">hierarchy of zoning or geographic levels</text:span><text:span text:style-name="T18">, which </text:span><text:span text:style-name="T18">implies that the highest zoning level (that of the </text:span><text:span text:style-name="T18">least resolution) includes subordinate levels, </text:span><text:span text:style-name="T18">until you arrive at the chosen level as a </text:span><text:span text:style-name="T18">resolution in the database.</text:span></text:p>
          </table:table-cell>
          <table:table-cell table:style-name="ce35" office:value-type="string">
            <text:p><text:span text:style-name="T17">In order to understand and use the geography in </text:span><text:span text:style-name="T17">DesInventar, two basic concepts should be kept in mind: the </text:span><text:span text:style-name="T21">resolution</text:span><text:span text:style-name="T17">, which corresponds to the level of spatial detail </text:span><text:span text:style-name="T17">with which the data should be registered, and which should </text:span><text:span text:style-name="T17">be the same for all records in the database; and the </text:span><text:span text:style-name="T21">hierarchy of zoning or geographic levels</text:span><text:span text:style-name="T17">, which implies that </text:span><text:span text:style-name="T17">the highest zoning level (that of the least resolution) </text:span><text:span text:style-name="T17">includes subordinate levels, until you arrive at the chosen </text:span><text:span text:style-name="T17">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text:span text:style-name="T4">An event is a phenomenon – natural, socio-natural or </text:span><text:span text:style-name="T4">technological – which acts as a </text:span><text:span text:style-name="T20">detonator</text:span><text:span text:style-name="T4"> of adverse </text:span><text:span text:style-name="T4">effects on human lives, health, and/or economic or social </text:span><text:span text:style-name="T4">infrastructure in a community. In DesInventar, a list of pre-</text:span><text:span text:style-name="T4">defined events is used which allows the user to choose the </text:span><text:span text:style-name="T4">most relevant. Pre-defined events should not be duplicated.</text:span></text:p>
          </table:table-cell>
          <table:table-cell table:style-name="ce37" office:value-type="string">
            <text:p><text:span text:style-name="T17">An event is a phenomenon – natural, socio-natural or </text:span><text:span text:style-name="T17">technological – which acts as a </text:span><text:span text:style-name="T22">detonator</text:span><text:span text:style-name="T17"> of adverse </text:span><text:span text:style-name="T17">effects on human lives, health, and/or economic or social </text:span><text:span text:style-name="T17">infrastructure in a community. In DesInventar, a list of pre-</text:span><text:span text:style-name="T17">defined events is used which allows the user to choose the </text:span><text:span text:style-name="T17">most relevant. Pre-defined events should not be 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text:span><text:span text:style-name="T7">which use the traditional definition of disaster, but only </text:span><text:span text:style-name="T7">insofar as the number of registers, not with respect to the </text:span><text:span text:style-name="T7">effects and damages.&lt;br&gt;&lt;br&gt;</text:span><text:span text:style-name="T17">In contrast to specialised </text:span><text:span text:style-name="T17">institutions such as meteorological and seismological </text:span><text:span text:style-name="T17">services, DesInventar does not include all events (normal </text:span><text:span text:style-name="T17">rainfall which does not produce adverse effects, tremors of </text:span><text:span text:style-name="T17">low magnitude and intensity, floods in regions that are </text:span><text:span text:style-name="T17">unoccupied or uncultivated. DesInventar does not intend to </text:span><text:span text:style-name="T17">make inventories of events</text:span><text:span text:style-name="T26"> </text:span><text:span text:style-name="T17">, and much less to replace those </text:span><text:span text:style-name="T17">information services of environmental variables in different </text:span><text:span text:style-name="T17">countries. Only events which have generated some kind of </text:span><text:span text:style-name="T17">affect are included.&lt;br&gt;&lt;br&gt;</text:span><text:span text:style-name="T7">It should be noted that on a </text:span><text:span text:style-name="T7">local scale, trigger events may in their turn be triggered by </text:span><text:span text:style-name="T7">other types of events on a broader occurrence scale. This is </text:span><text:span text:style-name="T7">the case, for example, in epidemics generated by climate </text:span><text:span text:style-name="T7">change, flood, flash-flood, landslide, storm surge, storm etc, </text:span><text:span text:style-name="T7">derived from hurricanes. The current tool of DesInventar is </text:span><text:span text:style-name="T7">still unable to facilitate the grouping of these multiple </text:span><text:span text:style-name="T7">disasters for certain analysis needs.&lt;br&gt;&lt;br&gt;</text:span><text:span text:style-name="T22">Predefined </text:span><text:span text:style-name="T22">Events</text:span><text:span text:style-name="T17"> &lt;br&gt;</text:span><text:span text:style-name="T7">In all the databases a list of 36 events, </text:span><text:span text:style-name="T7">predefined according to the methodology of DesInventar, is </text:span><text:span text:style-name="T7">available. The selection of terms to denominate these types </text:span><text:span text:style-name="T7">of Events is not “orthodox”, as seen from disciplines such as </text:span><text:span text:style-name="T7">geology, meteorology, etc, but rather is an attempt to arrive </text:span><text:span text:style-name="T7">at the most common designations for the different </text:span><text:span text:style-name="T7">phenomena that can affect countries. The selection process </text:span><text:span text:style-name="T7">relied on the consultation of diverse dictionaries and </text:span><text:span text:style-name="T7">technical glossaries (which by no means should be seen as </text:span><text:span text:style-name="T7">exhaustive), along with discussions in international </text:span><text:span text:style-name="T7">workshops with research participants from social, economic </text:span><text:span text:style-name="T7">and natural physics sciences. The intention is to provide a </text:span><text:span text:style-name="T7">gathering of terms which are as homogeneous as possible </text:span><text:span text:style-name="T7">and which may be useful for projects in different countries </text:span><text:span text:style-name="T7">whose sources of information are not always </text:span><text:span text:style-name="T7">specialised.&lt;br&gt;&lt;br&gt;In order to maintain homogeneity </text:span><text:span text:style-name="T7">between diverse databases and to facilitate comparability, it </text:span><text:span text:style-name="T7">is important that users refer to the list of pre-defined events. </text:span><text:span text:style-name="T7">Each of the events has a description and group of terms that </text:span><text:span text:style-name="T7">are synonyms, in order to make this clearer for users. </text:span><text:span text:style-name="T7">&lt;br&gt;&lt;br&gt;Personalised Events&lt;br&gt;DesInventar has left open </text:span><text:span text:style-name="T7">the possibility of creating a frequent event in a region, but it </text:span><text:span text:style-name="T7">is important to systematise this, if it is not to be found in the </text:span><text:span text:style-name="T7">list of pre-defined – Events - in DesInventar.&lt;br&gt;&lt;br&gt;If, after </text:span><text:span text:style-name="T7">a close revision of the definitions of pre-defined events, you </text:span><text:span text:style-name="T7">have an event that is not to be found in the list, you may </text:span><text:span text:style-name="T7">proceed to create a personalised event. Personalised </text:span><text:span text:style-name="T7">events may be only be consulted in the database where </text:span><text:span text:style-name="T7">they were created.</text:span></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text:span><text:span text:style-name="T7">which use the traditional definition of disaster, but only </text:span><text:span text:style-name="T7">insofar as the number of registers, not with respect to the </text:span><text:span text:style-name="T7">effects and damages.&lt;br&gt;&lt;br&gt;</text:span><text:span text:style-name="T17">In contrast to specialised </text:span><text:span text:style-name="T17">institutions such as meteorological and seismological </text:span><text:span text:style-name="T17">services, DesInventar does not include all events (normal </text:span><text:span text:style-name="T17">rainfall which does not produce adverse effects, tremors of </text:span><text:span text:style-name="T17">low magnitude and intensity, floods in regions that are </text:span><text:span text:style-name="T17">unoccupied or uncultivated. DesInventar does not intend to </text:span><text:span text:style-name="T17">make inventories of events</text:span><text:span text:style-name="T26"> </text:span><text:span text:style-name="T17">, and much less to replace those </text:span><text:span text:style-name="T17">information services of environmental variables in different </text:span><text:span text:style-name="T17">countries. Only events which have generated some kind of </text:span><text:span text:style-name="T17">affect are included.&lt;br&gt;&lt;br&gt;</text:span><text:span text:style-name="T7">It should be noted that on a </text:span><text:span text:style-name="T7">local scale, trigger events may in their turn be triggered by </text:span><text:span text:style-name="T7">other types of events on a broader occurrence scale. This is </text:span><text:span text:style-name="T7">the case, for example, in epidemics generated by climate </text:span><text:span text:style-name="T7">change, flood, flash-flood, landslide, storm surge, storm etc, </text:span><text:span text:style-name="T7">derived from hurricanes. The current tool of DesInventar is </text:span><text:span text:style-name="T7">still unable to facilitate the grouping of these multiple </text:span><text:span text:style-name="T7">disasters for certain analysis needs.&lt;br&gt;&lt;br&gt;</text:span><text:span text:style-name="T22">Predefined </text:span><text:span text:style-name="T22">Events</text:span><text:span text:style-name="T17"> &lt;br&gt;</text:span><text:span text:style-name="T7">In all the databases a list of 36 events, </text:span><text:span text:style-name="T7">predefined according to the methodology of DesInventar, is </text:span><text:span text:style-name="T7">available. The selection of terms to denominate these types </text:span><text:span text:style-name="T7">of Events is not “orthodox”, as seen from disciplines such as </text:span><text:span text:style-name="T7">geology, meteorology, etc, but rather is an attempt to arrive </text:span><text:span text:style-name="T7">at the most common designations for the different </text:span><text:span text:style-name="T7">phenomena that can affect countries. The selection process </text:span><text:span text:style-name="T7">relied on the consultation of diverse dictionaries and </text:span><text:span text:style-name="T7">technical glossaries (which by no means should be seen as </text:span><text:span text:style-name="T7">exhaustive), along with discussions in international </text:span><text:span text:style-name="T7">workshops with research participants from social, economic </text:span><text:span text:style-name="T7">and natural physics sciences. The intention is to provide a </text:span><text:span text:style-name="T7">gathering of terms which are as homogeneous as possible </text:span><text:span text:style-name="T7">and which may be useful for projects in different countries </text:span><text:span text:style-name="T7">whose sources of information are not always </text:span><text:span text:style-name="T7">specialised.&lt;br&gt;&lt;br&gt;In order to maintain homogeneity </text:span><text:span text:style-name="T7">between diverse databases and to facilitate comparability, it </text:span><text:span text:style-name="T7">is important that users refer to the list of pre-defined events. </text:span><text:span text:style-name="T7">Each of the events has a description and group of terms that </text:span><text:span text:style-name="T7">are synonyms, in order to make this clearer for users. </text:span><text:span text:style-name="T7">&lt;br&gt;&lt;br&gt;Personalised Events&lt;br&gt;DesInventar has left open </text:span><text:span text:style-name="T7">the possibility of creating a frequent event in a region, but it </text:span><text:span text:style-name="T7">is important to systematise this, if it is not to be found in the </text:span><text:span text:style-name="T7">list of pre-defined – Events - in DesInventar.&lt;br&gt;&lt;br&gt;If, after </text:span><text:span text:style-name="T7">a close revision of the definitions of pre-defined events, you </text:span><text:span text:style-name="T7">have an event that is not to be found in the list, you may </text:span><text:span text:style-name="T7">proceed to create a personalised event. Personalised </text:span><text:span text:style-name="T7">events may be only be consulted in the database where </text:span><text:span text:style-name="T7">they were created.</text:span></text:p>
          </table:table-cell>
          <table:table-cell table:style-name="ce5" office:value-type="string">
            <text:p><text:s/></text:p>
          </table:table-cell>
          <table:table-cell table:number-columns-repeated="236"/>
        </table:table-row>
        <table:table-row table:style-name="ro25">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cases, the cause </text:span><text:span text:style-name="T29">is attributed to phenomena of wider </text:span><text:span text:style-name="T29">spatial or energy coverage </text:span><text:span text:style-name="T29">(earthquakes, hurricanes, etc.) which </text:span><text:span text:style-name="T29">would thus encapsulate other, obviously </text:span><text:span text:style-name="T29">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text:span><text:span text:style-name="T29">area for academic and conceptual </text:span><text:span text:style-name="T29">debate, and one which DesInventar </text:span><text:span text:style-name="T29">does not intend to cover. For this </text:span><text:span text:style-name="T29">reason, we have left open the possibility </text:span><text:span text:style-name="T29">of creating new causes, although it is </text:span><text:span text:style-name="T29">recommended that users first try to </text:span><text:span text:style-name="T29">adjust their cause to the pre-defined list. </text:span><text:span text:style-name="T29">&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cases, the cause </text:span><text:span text:style-name="T29">is attributed to phenomena of wider </text:span><text:span text:style-name="T29">spatial or energy coverage </text:span><text:span text:style-name="T29">(earthquakes, hurricanes, etc.) which </text:span><text:span text:style-name="T29">would thus encapsulate other, obviously </text:span><text:span text:style-name="T29">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text:span><text:span text:style-name="T29">area for academic and conceptual </text:span><text:span text:style-name="T29">debate, and one which DesInventar </text:span><text:span text:style-name="T29">does not intend to cover. For this </text:span><text:span text:style-name="T29">reason, we have left open the possibility </text:span><text:span text:style-name="T29">of creating new causes, although it is </text:span><text:span text:style-name="T29">recommended that users first try to </text:span><text:span text:style-name="T29">adjust their cause to the pre-defined list. </text:span><text:span text:style-name="T29">&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6">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7">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2">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style-name="ce13" office:value-type="string">
            <text:p>Weblinks to LA RED, DesInventar, OSSO, reports, articles, magazines, etc.</text:p>
          </table:table-cell>
          <table:table-cell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17">DesInventar 8 is the implementation of software on the </text:span><text:span text:style-name="T17">Internet of the current methodology of DesInventar, which </text:span><text:span text:style-name="T17">inherits the functionality of previous versions. DesInventar 8 </text:span><text:span text:style-name="T17">has the following functions:&lt;br&gt;&lt;br&gt;</text:span><text:span text:style-name="T7">1. <text:s/>Module for the input </text:span><text:span text:style-name="T7">of information online&lt;br&gt; Exclusively for those responsible </text:span><text:span text:style-name="T7">for each database.&lt;br&gt; With roles assigned for different </text:span><text:span text:style-name="T7">levels of authority.&lt;br&gt; Support for multiple users and </text:span><text:span text:style-name="T7">controls for the modification of the databases.&lt;br&gt; </text:span><text:span text:style-name="T7">Personalisation of the databases&lt;br&gt; Register of disasters </text:span><text:span text:style-name="T7">in the basic record.&lt;br&gt; Option for the creation of a </text:span><text:span text:style-name="T7">personalised record to complement the basic record.&lt;br&gt; 2. <text:s/></text:span><text:span text:style-name="T7">Module for free-access consultation of the databases&lt;br&gt; </text:span><text:span text:style-name="T7">Free access&lt;br&gt;&lt;br&gt; Consultation which relates the basic </text:span><text:span text:style-name="T7">variables: geography, event, cause, effects and period.&lt;br&gt; </text:span><text:span text:style-name="T7">Detailed consultation of numeric variables of effects (deaths, </text:span><text:span text:style-name="T7">injuries, etc), ranges of greater than, less than and between </text:span><text:span text:style-name="T7">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text:span><text:span text:style-name="T7">with the Andean Information System on the Prevention of </text:span><text:span text:style-name="T7">and Attention to Disasters (Sistema de Información Andino </text:span><text:span text:style-name="T7">para la Prevención y Atención de Desastres - </text:span><text:span text:style-name="T7">SIAPAD).&lt;br&gt;Integrated consultation of the national </text:span><text:span text:style-name="T7">databases in the Andean Sub-region.</text:span></text:p>
          </table:table-cell>
          <table:table-cell table:style-name="ce12" office:value-type="string">
            <text:p><text:span text:style-name="T17">DesInventar 8 is the implementation of software on the </text:span><text:span text:style-name="T17">Internet of the current methodology of DesInventar, which </text:span><text:span text:style-name="T17">inherits the functionality of previous versions. DesInventar 8 </text:span><text:span text:style-name="T17">has the following functions:&lt;br&gt;&lt;br&gt;</text:span><text:span text:style-name="T7">1. <text:s/>Module for the input </text:span><text:span text:style-name="T7">of information online&lt;br&gt; Exclusively for those responsible </text:span><text:span text:style-name="T7">for each database.&lt;br&gt; With roles assigned for different </text:span><text:span text:style-name="T7">levels of authority.&lt;br&gt; Support for multiple users and </text:span><text:span text:style-name="T7">controls for the modification of the databases.&lt;br&gt; </text:span><text:span text:style-name="T7">Personalisation of the databases&lt;br&gt; Register of disasters </text:span><text:span text:style-name="T7">in the basic record.&lt;br&gt; Option for the creation of a </text:span><text:span text:style-name="T7">personalised record to complement the basic record.&lt;br&gt; 2. <text:s/></text:span><text:span text:style-name="T7">Module for free-access consultation of the databases&lt;br&gt; </text:span><text:span text:style-name="T7">Free access&lt;br&gt;&lt;br&gt; Consultation which relates the basic </text:span><text:span text:style-name="T7">variables: geography, event, cause, effects and period.&lt;br&gt; </text:span><text:span text:style-name="T7">Detailed consultation of numeric variables of effects (deaths, </text:span><text:span text:style-name="T7">injuries, etc), ranges of greater than, less than and between </text:span><text:span text:style-name="T7">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text:span><text:span text:style-name="T7">with the Andean Information System on the Prevention of </text:span><text:span text:style-name="T7">and Attention to Disasters (Sistema de Información Andino </text:span><text:span text:style-name="T7">para la Prevención y Atención de Desastres - </text:span><text:span text:style-name="T7">SIAPAD).&lt;br&gt;Integrated consultation of the national </text:span><text:span text:style-name="T7">databases in the Andean Sub-region.</text:spa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9">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30">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31">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32">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Felicitaciones!</text:p>
          </table:table-cell>
          <table:table-cell table:style-name="ce13" office:value-type="string">
            <text:p>Congratulations!</text:p>
          </table:table-cell>
          <table:table-cell table:style-name="ce13" office:value-type="string">
            <text:p>Congratulations!</text:p>
          </table:table-cell>
          <table:table-cell table:style-name="ce5" office:value-type="string">
            <text:p>Parabén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3">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style-name="ce12" office:value-type="string">
            <text:p>Please report the activity which produced this error message to the administrator of the system</text:p>
          </table:table-cell>
          <table:table-cell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style-name="ce13" office:value-type="float" office:value="-2">
            <text:p>-2</text:p>
          </table:table-cell>
          <table:table-cell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style-name="ce12" office:value-type="string">
            <text:p>The command entered is unknown to the system</text:p>
          </table:table-cell>
          <table:table-cell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style-name="ce13" office:value-type="float" office:value="-3">
            <text:p>-3</text:p>
          </table:table-cell>
          <table:table-cell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style-name="ce13" office:value-type="string">
            <text:p><text:s/></text:p>
          </table:table-cell>
          <table:table-cell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style-name="ce12" office:value-type="float" office:value="-4">
            <text:p>-4</text:p>
          </table:table-cell>
          <table:table-cell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style-name="ce12" office:value-type="string">
            <text:p>There is no physical connection between DesInventar 8 and the database. The Administrator will automatically be notified.</text:p>
          </table:table-cell>
          <table:table-cell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style-name="ce13" office:value-type="float" office:value="-5">
            <text:p>-5</text:p>
          </table:table-cell>
          <table:table-cell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style-name="ce13" office:value-type="string">
            <text:p>The password you have entered is invalid. Try again.</text:p>
          </table:table-cell>
          <table:table-cell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style-name="ce13" office:value-type="float" office:value="-6">
            <text:p>-6</text:p>
          </table:table-cell>
          <table:table-cell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text:span text:style-name="T13">You are not authorised to access the section indicated. </text:span><text:span text:style-name="T4">If </text:span><text:span text:style-name="T4">you believe this is a mistake, send this information to the </text:span><text:span text:style-name="T4">portal administrator.</text:span></text:p>
          </table:table-cell>
          <table:table-cell table:style-name="ce18" office:value-type="string">
            <text:p><text:span text:style-name="T13">You are not authorised to access the section indicated. </text:span><text:span text:style-name="T4">If </text:span><text:span text:style-name="T4">you believe this is a mistake, send this information to the </text:span><text:span text:style-name="T4">portal 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style-name="ce13" office:value-type="float" office:value="-7">
            <text:p>-7</text:p>
          </table:table-cell>
          <table:table-cell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ext:span text:style-name="T3">There is no information about this object. </text:span><text:span text:style-name="T4">If you believe this </text:span><text:span text:style-name="T4">is a mistake, send this information to the portal </text:span><text:span text:style-name="T4">administrator.</text:span></text:p>
          </table:table-cell>
          <table:table-cell table:style-name="ce18" office:value-type="string">
            <text:p><text:span text:style-name="T3">There is no information about this object. </text:span><text:span text:style-name="T4">If you believe this </text:span><text:span text:style-name="T4">is a mistake, send this information to the portal </text:span><text:span text:style-name="T4">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style-name="ce13" office:value-type="float" office:value="-8">
            <text:p>-8</text:p>
          </table:table-cell>
          <table:table-cell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style-name="ce12" office:value-type="string">
            <text:p>You are not authorised to access the section indicated. If you believe this is a mistake, send this information to the portal administrator.</text:p>
          </table:table-cell>
          <table:table-cell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style-name="ce12" office:value-type="float" office:value="-99">
            <text:p>-99</text:p>
          </table:table-cell>
          <table:table-cell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style-name="ce12" office:value-type="string">
            <text:p>There is no connection with DesInventar8. The Administrator will automatically be notified. </text:p>
          </table:table-cell>
          <table:table-cell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style-name="ce13" office:value-type="float" office:value="-100">
            <text:p>-100</text:p>
          </table:table-cell>
          <table:table-cell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style-name="ce12" office:value-type="string">
            <text:p>The name of the event you have tried to use already exists or is not valid.</text:p>
          </table:table-cell>
          <table:table-cell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style-name="ce10" office:value-type="float" office:value="-101">
            <text:p>-101</text:p>
          </table:table-cell>
          <table:table-cell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1" table:number-rows-repeated="65321">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R$ </number:text>
      <number:number number:decimal-places="0" number:min-integer-digits="1" number:grouping="true"/>
      <number:text> </number:text>
    </number:number-style>
    <number:number-style style:name="N116">
      <number:text>(R$ </number:text>
      <number:number number:decimal-places="0" number:min-integer-digits="1" number:grouping="true"/>
      <number:text>)</number:text>
      <style:map style:condition="value()&gt;=0" style:apply-style-name="N116P0"/>
    </number:number-style>
    <number:number-style style:name="N117P0" style:volatile="true">
      <number:text>R$ </number:text>
      <number:number number:decimal-places="0" number:min-integer-digits="1" number:grouping="true"/>
      <number:text> </number:text>
    </number:number-style>
    <number:number-style style:name="N117">
      <style:text-properties fo:color="#ff0000"/>
      <number:text>(R$ </number:text>
      <number:number number:decimal-places="0" number:min-integer-digits="1" number:grouping="true"/>
      <number:text>)</number:text>
      <style:map style:condition="value()&gt;=0" style:apply-style-name="N117P0"/>
    </number:number-style>
    <number:number-style style:name="N119P0" style:volatile="true">
      <number:text>R$ </number:text>
      <number:number number:decimal-places="2" number:min-integer-digits="1" number:grouping="true"/>
      <number:text> </number:text>
    </number:number-style>
    <number:number-style style:name="N119">
      <number:text>(R$ </number:text>
      <number:number number:decimal-places="2" number:min-integer-digits="1" number:grouping="true"/>
      <number:text>)</number:text>
      <style:map style:condition="value()&gt;=0" style:apply-style-name="N119P0"/>
    </number:number-style>
    <number:number-style style:name="N120P0" style:volatile="true">
      <number:text>R$ </number:text>
      <number:number number:decimal-places="2" number:min-integer-digits="1" number:grouping="true"/>
      <number:text> </number:text>
    </number:number-style>
    <number:number-style style:name="N120">
      <style:text-properties fo:color="#ff0000"/>
      <number:text>(R$ </number:text>
      <number:number number:decimal-places="2" number:min-integer-digits="1" number:grouping="true"/>
      <number:text>)</number:text>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 R$ (</number:text>
      <number:number number:decimal-places="0" number:min-integer-digits="1" number:grouping="true"/>
      <number:text>)</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R$ </number:text>
      <number:number number:decimal-places="2" number:min-integer-digits="1" number:grouping="true"/>
      <number:text> </number:text>
    </number:number-style>
    <number:number-style style:name="N136P1" style:volatile="true">
      <number:text> R$ (</number:text>
      <number:number number:decimal-places="2" number:min-integer-digits="1" number:grouping="true"/>
      <number:text>)</number:text>
    </number:number-style>
    <number:number-style style:name="N136P2" style:volatile="true">
      <number:text> R$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2">22/09/2009</text:date>, <text:time>15:42:5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io Yandar</meta:initial-creator>
    <meta:creation-date>2007-11-01T14:37:37</meta:creation-date>
    <dc:date>2009-09-22T15:42:54.67</dc:date>
    <meta:editing-cycles>265</meta:editing-cycles>
    <meta:editing-duration>PT91H46M48S</meta:editing-duration>
    <dc:creator>Mario Yandar</dc:creator>
    <meta:document-statistic meta:table-count="1" meta:cell-count="4044" meta:object-count="0"/>
    <meta:user-defined meta:name="Info 1"/>
    <meta:user-defined meta:name="Info 2"/>
    <meta:user-defined meta:name="Info 3"/>
    <meta:user-defined meta:name="Info 4"/>
  </office:meta>
</office:document-meta>
</file>